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770000032269FB8CA3.jpg" manifest:media-type="image/jpeg"/>
  <manifest:file-entry manifest:full-path="Pictures/1000000000000119000000C50CEB556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3" svg:font-family="NewsGotT"/>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FreeMono" svg:font-family="FreeMono" style:font-family-generic="modern" style:font-pitch="fixed"/>
    <style:font-face style:name="WenQuanYi Micro Hei"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automatic-styles>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5pt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1.B1" style:family="table-cell">
      <style:table-cell-properties style:vertical-align="middle" fo:padding="0.097cm" fo:border="0.5pt solid #808080"/>
    </style:style>
    <style:style style:name="Tabla1.A2" style:family="table-cell">
      <style:table-cell-properties style:vertical-align="middle" fo:background-color="#e6e6e6" fo:padding="0.097cm" fo:border-left="0.5pt solid #808080" fo:border-right="none" fo:border-top="none" fo:border-bottom="0.5pt solid #808080">
        <style:background-image/>
      </style:table-cell-properties>
    </style:style>
    <style:style style:name="Tabla1.B2" style:family="table-cell">
      <style:table-cell-properties style:vertical-align="middle" fo:padding="0.097cm" fo:border-left="0.5pt solid #808080" fo:border-right="0.5pt solid #808080" fo:border-top="none" fo:border-bottom="0.5pt solid #808080"/>
    </style:style>
    <style:style style:name="Tabla1.B3" style:family="table-cell">
      <style:table-cell-properties style:vertical-align="middle" fo:padding="0.097cm" fo:border-left="0.5pt solid #808080" fo:border-right="0.5pt solid #808080" fo:border-top="none" fo:border-bottom="0.5pt solid #808080"/>
    </style:style>
    <style:style style:name="Tabla1.B4" style:family="table-cell">
      <style:table-cell-properties style:vertical-align="middle" fo:padding="0.097cm" fo:border-left="0.5pt solid #808080" fo:border-right="0.5pt solid #808080" fo:border-top="none" fo:border-bottom="0.5pt solid #808080"/>
    </style:style>
    <style:style style:name="Tabla1.B5" style:family="table-cell">
      <style:table-cell-properties style:vertical-align="middle" fo:padding="0.097cm" fo:border-left="0.5pt solid #808080" fo:border-right="none" fo:border-top="none" fo:border-bottom="0.5pt solid #808080"/>
    </style:style>
    <style:style style:name="Tabla1.D5" style:family="table-cell">
      <style:table-cell-properties style:vertical-align="middle" fo:padding="0.097cm" fo:border-left="0.5pt solid #808080" fo:border-right="0.5pt solid #808080" fo:border-top="none" fo:border-bottom="0.5pt solid #808080"/>
    </style:style>
    <style:style style:name="Tabla1.A6" style:family="table-cell">
      <style:table-cell-properties style:vertical-align="middle" fo:padding="0.097cm" fo:border-left="0.5pt solid #808080" fo:border-right="none" fo:border-top="none" fo:border-bottom="0.5pt solid #808080"/>
    </style:style>
    <style:style style:name="Tabla1.B6" style:family="table-cell">
      <style:table-cell-properties style:vertical-align="middle" fo:padding="0.097cm" fo:border-left="0.5pt solid #808080" fo:border-right="none" fo:border-top="none" fo:border-bottom="0.5pt solid #808080"/>
    </style:style>
    <style:style style:name="Tabla1.D6" style:family="table-cell">
      <style:table-cell-properties style:vertical-align="middle" fo:padding="0.097cm" fo:border-left="0.5pt solid #808080" fo:border-right="0.5pt solid #808080" fo:border-top="none" fo:border-bottom="0.5pt solid #808080"/>
    </style:style>
    <style:style style:name="Tabla3" style:family="table">
      <style:table-properties style:width="16cm" fo:margin-left="-0.011cm" fo:margin-right="0.011cm" table:align="margins"/>
    </style:style>
    <style:style style:name="Tabla3.A" style:family="table-column">
      <style:table-column-properties style:column-width="1.771cm" style:rel-column-width="7253*"/>
    </style:style>
    <style:style style:name="Tabla3.B" style:family="table-column">
      <style:table-column-properties style:column-width="7.428cm" style:rel-column-width="30423*"/>
    </style:style>
    <style:style style:name="Tabla3.C" style:family="table-column">
      <style:table-column-properties style:column-width="3.858cm" style:rel-column-width="15800*"/>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5pt solid #808080" fo:border-right="none" fo:border-top="0.5pt solid #808080" fo:border-bottom="0.5pt solid #808080">
        <style:background-image/>
      </style:table-cell-properties>
    </style:style>
    <style:style style:name="Tabla3.D1" style:family="table-cell">
      <style:table-cell-properties style:vertical-align="middle" fo:background-color="#e6e6e6" fo:padding="0.097cm" fo:border="0.5pt solid #808080">
        <style:background-image/>
      </style:table-cell-properties>
    </style:style>
    <style:style style:name="Tabla3.A2" style:family="table-cell" style:data-style-name="N100">
      <style:table-cell-properties style:vertical-align="middle" fo:padding="0.097cm" fo:border-left="0.5pt solid #808080" fo:border-right="none" fo:border-top="none" fo:border-bottom="0.5pt solid #808080"/>
    </style:style>
    <style:style style:name="Tabla3.B2" style:family="table-cell">
      <style:table-cell-properties style:vertical-align="middle" fo:padding="0.097cm" fo:border-left="0.5pt solid #808080" fo:border-right="none" fo:border-top="none" fo:border-bottom="0.5pt solid #808080"/>
    </style:style>
    <style:style style:name="Tabla3.C2" style:family="table-cell">
      <style:table-cell-properties style:vertical-align="middle" fo:padding="0.097cm" fo:border-left="0.5pt solid #808080" fo:border-right="none" fo:border-top="none" fo:border-bottom="0.5pt solid #808080"/>
    </style:style>
    <style:style style:name="Tabla3.D2" style:family="table-cell">
      <style:table-cell-properties style:vertical-align="middle" fo:padding="0.097cm" fo:border-left="0.5pt solid #808080" fo:border-right="0.5pt solid #808080" fo:border-top="none" fo:border-bottom="0.5pt solid #808080"/>
    </style:style>
    <style:style style:name="Tabla3.A3" style:family="table-cell" style:data-style-name="N100">
      <style:table-cell-properties style:vertical-align="middle" fo:padding="0.097cm" fo:border-left="0.5pt solid #808080" fo:border-right="none" fo:border-top="none" fo:border-bottom="0.5pt solid #808080"/>
    </style:style>
    <style:style style:name="Tabla3.B3" style:family="table-cell">
      <style:table-cell-properties style:vertical-align="middle" fo:padding="0.097cm" fo:border-left="0.5pt solid #808080" fo:border-right="none" fo:border-top="none" fo:border-bottom="0.5pt solid #808080"/>
    </style:style>
    <style:style style:name="Tabla3.C3" style:family="table-cell">
      <style:table-cell-properties style:vertical-align="middle" fo:padding="0.097cm" fo:border-left="0.5pt solid #808080" fo:border-right="none" fo:border-top="none" fo:border-bottom="0.5pt solid #808080"/>
    </style:style>
    <style:style style:name="Tabla3.D3" style:family="table-cell">
      <style:table-cell-properties style:vertical-align="middle" fo:padding="0.097cm" fo:border-left="0.5pt solid #808080" fo:border-right="0.5pt solid #808080" fo:border-top="none" fo:border-bottom="0.5pt solid #808080"/>
    </style:style>
    <style:style style:name="Tabla4" style:family="table">
      <style:table-properties style:width="15.983cm" fo:margin-left="0.007cm" fo:margin-right="0.011cm" table:align="margins"/>
    </style:style>
    <style:style style:name="Tabla4.A" style:family="table-column">
      <style:table-column-properties style:column-width="15.983cm" style:rel-column-width="65535*"/>
    </style:style>
    <style:style style:name="Tabla4.A1" style:family="table-cell">
      <style:table-cell-properties style:vertical-align="middle" fo:background-color="#e6e6e6" fo:padding="0.097cm" fo:border="0.5pt solid #808080">
        <style:background-image/>
      </style:table-cell-properties>
    </style:style>
    <style:style style:name="Tabla4.A2" style:family="table-cell">
      <style:table-cell-properties style:vertical-align="middle" fo:padding="0.097cm" fo:border-left="0.5pt solid #808080" fo:border-right="0.5pt solid #808080" fo:border-top="none" fo:border-bottom="0.5pt solid #808080"/>
    </style:style>
    <style:style style:name="Tabla4.A3" style:family="table-cell">
      <style:table-cell-properties style:vertical-align="middle" fo:padding="0.097cm" fo:border-left="0.5pt solid #808080" fo:border-right="0.5pt solid #808080" fo:border-top="none" fo:border-bottom="0.5pt solid #808080"/>
    </style:style>
    <style:style style:name="Tabla4.A4" style:family="table-cell">
      <style:table-cell-properties style:vertical-align="middle" fo:padding="0.097cm" fo:border-left="0.5pt solid #808080" fo:border-right="0.5pt solid #808080" fo:border-top="none" fo:border-bottom="0.5pt solid #808080"/>
    </style:style>
    <style:style style:name="Tabla4.A5" style:family="table-cell">
      <style:table-cell-properties style:vertical-align="middle" fo:padding="0.097cm" fo:border-left="0.5pt solid #808080" fo:border-right="0.5pt solid #808080" fo:border-top="none" fo:border-bottom="0.5pt solid #808080"/>
    </style:style>
    <style:style style:name="P1" style:family="paragraph" style:parent-style-name="Nota_20_al_20_pié">
      <style:text-properties officeooo:paragraph-rsid="000a7ddf"/>
    </style:style>
    <style:style style:name="P2"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P3" style:family="paragraph" style:parent-style-name="Nota_20_al_20_pié">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70a2f" officeooo:paragraph-rsid="00970a2f" style:font-size-asian="13pt" style:font-size-complex="13pt"/>
    </style:style>
    <style:style style:name="P5"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80b78" officeooo:paragraph-rsid="00980b78" style:font-size-asian="13pt" style:font-size-complex="13pt"/>
    </style:style>
    <style:style style:name="P6"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80b78" officeooo:paragraph-rsid="00993017" style:font-size-asian="13pt" style:font-size-complex="13pt"/>
    </style:style>
    <style:style style:name="P7" style:family="paragraph" style:parent-style-name="Text_20_body">
      <style:paragraph-properties fo:margin-left="0cm" fo:margin-right="0cm" fo:text-indent="0cm" style:auto-text-indent="false" fo:background-color="transparent">
        <style:background-image/>
      </style:paragraph-properties>
      <style:text-properties fo:font-size="13pt" officeooo:rsid="00999110" officeooo:paragraph-rsid="00999110" style:font-size-asian="13pt" style:font-size-complex="13pt"/>
    </style:style>
    <style:style style:name="P8" style:family="paragraph" style:parent-style-name="Text_20_body">
      <style:paragraph-properties fo:margin-left="0cm" fo:margin-right="0cm" fo:text-indent="0cm" style:auto-text-indent="false" fo:background-color="transparent">
        <style:background-image/>
      </style:paragraph-properties>
      <style:text-properties fo:font-size="13pt" officeooo:rsid="00a4b3d1" officeooo:paragraph-rsid="00a4b3d1" style:font-size-asian="13pt" style:font-size-complex="13pt"/>
    </style:style>
    <style:style style:name="P9" style:family="paragraph" style:parent-style-name="Text_20_body">
      <style:paragraph-properties fo:margin-left="0cm" fo:margin-right="0cm" fo:text-indent="0cm" style:auto-text-indent="false" fo:background-color="transparent">
        <style:background-image/>
      </style:paragraph-properties>
      <style:text-properties fo:font-size="13pt" officeooo:rsid="00bfad69" officeooo:paragraph-rsid="00bfad69" style:font-size-asian="13pt" style:font-size-complex="13pt"/>
    </style:style>
    <style:style style:name="P10"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42f9f" officeooo:paragraph-rsid="00c42f9f" style:font-size-asian="13pt" style:font-size-complex="13pt"/>
    </style:style>
    <style:style style:name="P11"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7a7ac" officeooo:paragraph-rsid="00c7a7ac" style:font-size-asian="13pt" style:font-size-complex="13pt"/>
    </style:style>
    <style:style style:name="P12"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877ab" officeooo:paragraph-rsid="00c877ab" style:font-size-asian="13pt" style:font-size-complex="13pt"/>
    </style:style>
    <style:style style:name="P13" style:family="paragraph" style:parent-style-name="Text_20_body">
      <style:paragraph-properties fo:margin-left="0cm" fo:margin-right="0cm" fo:text-indent="0cm" style:auto-text-indent="false" fo:background-color="transparent">
        <style:background-image/>
      </style:paragraph-properties>
      <style:text-properties fo:font-size="13pt" officeooo:rsid="00cc7c9d" officeooo:paragraph-rsid="00cc7c9d" style:font-size-asian="13pt" style:font-size-complex="13pt"/>
    </style:style>
    <style:style style:name="P14"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1c319" officeooo:paragraph-rsid="00d1c319" style:font-size-asian="13pt" style:font-size-complex="13pt"/>
    </style:style>
    <style:style style:name="P15" style:family="paragraph" style:parent-style-name="Text_20_body">
      <style:paragraph-properties fo:margin-left="0cm" fo:margin-right="0cm" fo:text-indent="0cm" style:auto-text-indent="false" fo:background-color="transparent">
        <style:background-image/>
      </style:paragraph-properties>
      <style:text-properties fo:font-size="13pt" officeooo:rsid="00b65353" officeooo:paragraph-rsid="00b65353" style:font-size-asian="13pt" style:font-size-complex="13pt"/>
    </style:style>
    <style:style style:name="P16" style:family="paragraph" style:parent-style-name="Text_20_body">
      <style:paragraph-properties fo:margin-left="0cm" fo:margin-right="0cm" fo:text-indent="0cm" style:auto-text-indent="false" fo:background-color="transparent">
        <style:background-image/>
      </style:paragraph-properties>
      <style:text-properties fo:font-size="13pt" officeooo:rsid="00a323b7" officeooo:paragraph-rsid="00cc7c9d" style:font-size-asian="13pt" style:font-size-complex="13pt"/>
    </style:style>
    <style:style style:name="P17"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7f6e9" officeooo:paragraph-rsid="00da85a3" style:font-size-asian="13pt" style:font-size-complex="13pt"/>
    </style:style>
    <style:style style:name="P18"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7f6e9" officeooo:paragraph-rsid="00de619b" style:font-size-asian="13pt" style:font-size-complex="13pt"/>
    </style:style>
    <style:style style:name="P19"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be4bd" officeooo:paragraph-rsid="00dbe4bd" style:font-size-asian="13pt" style:font-size-complex="13pt"/>
    </style:style>
    <style:style style:name="P20" style:family="paragraph" style:parent-style-name="Text_20_body">
      <style:paragraph-properties fo:margin-left="0cm" fo:margin-right="0cm" fo:text-indent="0cm" style:auto-text-indent="false" fo:background-color="transparent">
        <style:background-image/>
      </style:paragraph-properties>
      <style:text-properties fo:font-size="13pt" officeooo:rsid="00df7ecc" officeooo:paragraph-rsid="00df7ecc" style:font-size-asian="13pt" style:font-size-complex="13pt"/>
    </style:style>
    <style:style style:name="P21"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12410" officeooo:paragraph-rsid="00e12410" style:font-size-asian="13pt" style:font-size-complex="13pt"/>
    </style:style>
    <style:style style:name="P22"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4c20c" officeooo:paragraph-rsid="00e4c20c" style:font-size-asian="13pt" style:font-size-complex="13pt"/>
    </style:style>
    <style:style style:name="P23"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73ae2" officeooo:paragraph-rsid="00e73ae2" style:font-size-asian="13pt" style:font-size-complex="13pt"/>
    </style:style>
    <style:style style:name="P24"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92490" officeooo:paragraph-rsid="00e92490" style:font-size-asian="13pt" style:font-size-complex="13pt"/>
    </style:style>
    <style:style style:name="P25" style:family="paragraph" style:parent-style-name="Text_20_body">
      <style:paragraph-properties fo:margin-left="0cm" fo:margin-right="0cm" fo:text-indent="0cm" style:auto-text-indent="false" fo:background-color="transparent">
        <style:background-image/>
      </style:paragraph-properties>
      <style:text-properties fo:font-size="13pt" officeooo:rsid="00ed6f2b" officeooo:paragraph-rsid="00ed6f2b" style:font-size-asian="13pt" style:font-size-complex="13pt"/>
    </style:style>
    <style:style style:name="P26" style:family="paragraph" style:parent-style-name="Text_20_body">
      <style:paragraph-properties fo:margin-left="0cm" fo:margin-right="0cm" fo:text-indent="0cm" style:auto-text-indent="false" fo:background-color="transparent">
        <style:background-image/>
      </style:paragraph-properties>
      <style:text-properties officeooo:rsid="00a2ac0c" officeooo:paragraph-rsid="00a2ac0c"/>
    </style:style>
    <style:style style:name="P27" style:family="paragraph" style:parent-style-name="Text_20_body">
      <style:paragraph-properties fo:margin-left="0cm" fo:margin-right="0cm" fo:text-indent="0cm" style:auto-text-indent="false" fo:background-color="transparent">
        <style:background-image/>
      </style:paragraph-properties>
      <style:text-properties officeooo:rsid="00a323b7" officeooo:paragraph-rsid="00a323b7"/>
    </style:style>
    <style:style style:name="P28" style:family="paragraph" style:parent-style-name="Text_20_body">
      <style:paragraph-properties fo:margin-left="0cm" fo:margin-right="0cm" fo:text-indent="0cm" style:auto-text-indent="false" fo:background-color="transparent">
        <style:background-image/>
      </style:paragraph-properties>
      <style:text-properties officeooo:rsid="00b65353" officeooo:paragraph-rsid="00b65353"/>
    </style:style>
    <style:style style:name="P29"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font-name="NewsGotT3" fo:font-size="13pt" officeooo:rsid="009496ad" officeooo:paragraph-rsid="009496ad" style:font-size-asian="13pt" style:font-size-complex="13pt"/>
    </style:style>
    <style:style style:name="P30"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1"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32"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33"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P34" style:family="paragraph" style:parent-style-name="Standard">
      <style:text-properties fo:font-size="12pt" style:font-size-asian="12pt" style:font-size-complex="12pt"/>
    </style:style>
    <style:style style:name="P35" style:family="paragraph" style:parent-style-name="Standard">
      <style:paragraph-properties fo:text-align="justify" style:justify-single-word="false"/>
      <style:text-properties fo:color="#000000" fo:language="zxx" fo:country="none" style:language-asian="zxx" style:country-asian="none"/>
    </style:style>
    <style:style style:name="P36" style:family="paragraph" style:parent-style-name="Standard">
      <style:paragraph-properties fo:text-align="justify" style:justify-single-word="false"/>
      <style:text-properties fo:color="#000000" fo:font-size="10pt" style:font-size-asian="10pt" style:font-size-complex="10pt"/>
    </style:style>
    <style:style style:name="P37" style:family="paragraph" style:parent-style-name="Standard">
      <style:paragraph-properties fo:text-align="justify" style:justify-single-word="false"/>
      <style:text-properties fo:color="#000000" style:font-name="NewsGotT3" fo:language="es" fo:country="ES" officeooo:rsid="007910c0" officeooo:paragraph-rsid="007910c0"/>
    </style:style>
    <style:style style:name="P38" style:family="paragraph" style:parent-style-name="Table_20_Contents">
      <style:text-properties fo:font-weight="bold" style:font-weight-asian="bold" style:font-weight-complex="bold"/>
    </style:style>
    <style:style style:name="P39" style:family="paragraph" style:parent-style-name="Table_20_Contents">
      <style:paragraph-properties fo:text-align="center" style:justify-single-word="false"/>
      <style:text-properties fo:font-weight="bold" style:font-weight-asian="bold" style:font-weight-complex="bold"/>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justify" style:justify-single-word="false"/>
      <style:text-properties fo:font-weight="normal" style:font-weight-asian="normal" style:font-weight-complex="normal"/>
    </style:style>
    <style:style style:name="P42" style:family="paragraph" style:parent-style-name="Table_20_Contents">
      <style:text-properties fo:font-weight="normal" officeooo:rsid="000a7ddf" officeooo:paragraph-rsid="000a7ddf" style:font-weight-asian="normal" style:font-weight-complex="normal"/>
    </style:style>
    <style:style style:name="P43" style:family="paragraph" style:parent-style-name="Table_20_Contents">
      <style:paragraph-properties fo:text-align="center" style:justify-single-word="false"/>
      <style:text-properties fo:font-weight="normal" officeooo:rsid="00769a60" officeooo:paragraph-rsid="00769a60" style:font-weight-asian="normal" style:font-weight-complex="normal"/>
    </style:style>
    <style:style style:name="P44" style:family="paragraph" style:parent-style-name="Table_20_Contents">
      <style:paragraph-properties fo:text-align="justify" style:justify-single-word="false"/>
    </style:style>
    <style:style style:name="P45" style:family="paragraph" style:parent-style-name="Table_20_Contents">
      <style:paragraph-properties fo:text-align="start" style:justify-single-word="false"/>
    </style:style>
    <style:style style:name="P46" style:family="paragraph" style:parent-style-name="Table_20_Contents">
      <style:paragraph-properties fo:text-align="justify" style:justify-single-word="false"/>
      <style:text-properties officeooo:rsid="000a7ddf" officeooo:paragraph-rsid="000a7ddf"/>
    </style:style>
    <style:style style:name="P47" style:family="paragraph" style:parent-style-name="Text_20_body">
      <style:paragraph-properties fo:text-align="justify" style:justify-single-word="false"/>
      <style:text-properties fo:color="#000000"/>
    </style:style>
    <style:style style:name="P48" style:family="paragraph" style:parent-style-name="Text_20_body">
      <style:text-properties fo:color="#000000" fo:font-size="10pt" officeooo:rsid="007910c0" officeooo:paragraph-rsid="007910c0" style:font-size-asian="10pt" style:font-size-complex="10pt"/>
    </style:style>
    <style:style style:name="P49" style:family="paragraph" style:parent-style-name="Text_20_body">
      <style:text-properties fo:color="#000000" style:font-name="NewsGotT3" fo:font-size="13pt" officeooo:rsid="007a4929" officeooo:paragraph-rsid="007a4929" style:font-size-asian="13pt" style:font-size-complex="13pt"/>
    </style:style>
    <style:style style:name="P50" style:family="paragraph" style:parent-style-name="Text_20_body">
      <style:paragraph-properties fo:text-align="start" style:justify-single-word="false"/>
      <style:text-properties fo:color="#000000" style:font-name="NewsGotT3" fo:font-size="13pt" fo:font-style="normal" fo:font-weight="normal" officeooo:rsid="00c9182e" officeooo:paragraph-rsid="00fb6b70" style:font-size-asian="13pt" style:font-style-asian="normal" style:font-weight-asian="normal" style:font-size-complex="13pt" style:font-style-complex="normal" style:font-weight-complex="normal"/>
    </style:style>
    <style:style style:name="P51" style:family="paragraph" style:parent-style-name="Text_20_body">
      <style:text-properties officeooo:rsid="007a4929" officeooo:paragraph-rsid="007a4929"/>
    </style:style>
    <style:style style:name="P52" style:family="paragraph" style:parent-style-name="Text_20_body">
      <style:text-properties officeooo:rsid="00c9182e" officeooo:paragraph-rsid="00fb6b70"/>
    </style:style>
    <style:style style:name="P53" style:family="paragraph" style:parent-style-name="Text_20_body">
      <style:text-properties officeooo:rsid="00d8ea8c" officeooo:paragraph-rsid="00fb6b70"/>
    </style:style>
    <style:style style:name="P54" style:family="paragraph" style:parent-style-name="Text_20_body">
      <style:text-properties officeooo:paragraph-rsid="00eeb37c"/>
    </style:style>
    <style:style style:name="P55" style:family="paragraph" style:parent-style-name="Text_20_body">
      <style:paragraph-properties fo:text-align="start" style:justify-single-word="false"/>
      <style:text-properties officeooo:rsid="00eeb37c" officeooo:paragraph-rsid="00eeb37c"/>
    </style:style>
    <style:style style:name="P56" style:family="paragraph" style:parent-style-name="Text_20_body">
      <style:paragraph-properties fo:text-align="start" style:justify-single-word="false"/>
      <style:text-properties officeooo:rsid="00efa82e" officeooo:paragraph-rsid="00efa82e"/>
    </style:style>
    <style:style style:name="P57" style:family="paragraph" style:parent-style-name="Text_20_body">
      <style:paragraph-properties fo:text-align="start" style:justify-single-word="false"/>
      <style:text-properties officeooo:rsid="00f0ecc4" officeooo:paragraph-rsid="00f0ecc4"/>
    </style:style>
    <style:style style:name="P58" style:family="paragraph" style:parent-style-name="Text_20_body">
      <style:paragraph-properties fo:text-align="start" style:justify-single-word="false"/>
      <style:text-properties officeooo:rsid="00f17c56" officeooo:paragraph-rsid="00f17c56"/>
    </style:style>
    <style:style style:name="P59" style:family="paragraph" style:parent-style-name="Text_20_body">
      <style:paragraph-properties fo:text-align="start" style:justify-single-word="false"/>
      <style:text-properties officeooo:rsid="00f354cd" officeooo:paragraph-rsid="00f354cd"/>
    </style:style>
    <style:style style:name="P60" style:family="paragraph" style:parent-style-name="Text_20_body">
      <style:paragraph-properties fo:text-align="start" style:justify-single-word="false"/>
      <style:text-properties officeooo:rsid="00f4f386" officeooo:paragraph-rsid="00f4f386"/>
    </style:style>
    <style:style style:name="P61" style:family="paragraph" style:parent-style-name="Text_20_body">
      <style:paragraph-properties fo:text-align="start" style:justify-single-word="false"/>
      <style:text-properties officeooo:rsid="00f7547b" officeooo:paragraph-rsid="00f7547b"/>
    </style:style>
    <style:style style:name="P62" style:family="paragraph" style:parent-style-name="Text_20_body">
      <style:paragraph-properties fo:text-align="start" style:justify-single-word="false"/>
      <style:text-properties officeooo:rsid="00f94c47" officeooo:paragraph-rsid="00f94c47"/>
    </style:style>
    <style:style style:name="P63" style:family="paragraph" style:parent-style-name="Text_20_body">
      <style:paragraph-properties fo:text-align="start" style:justify-single-word="false"/>
      <style:text-properties fo:font-size="13pt" officeooo:rsid="00de619b" officeooo:paragraph-rsid="00f94c47" style:font-size-asian="13pt" style:font-size-complex="13pt"/>
    </style:style>
    <style:style style:name="P64" style:family="paragraph" style:parent-style-name="Text_20_body">
      <style:text-properties fo:font-size="13pt" officeooo:rsid="00c9182e" officeooo:paragraph-rsid="00fb6b70" style:font-size-asian="13pt" style:font-size-complex="13pt"/>
    </style:style>
    <style:style style:name="P65" style:family="paragraph" style:parent-style-name="Text_20_body">
      <style:text-properties fo:font-size="13pt" officeooo:rsid="00d8ea8c" officeooo:paragraph-rsid="00fb6b70" style:font-size-asian="13pt" style:font-size-complex="13pt"/>
    </style:style>
    <style:style style:name="P66" style:family="paragraph" style:parent-style-name="Text_20_body">
      <style:text-properties fo:font-size="13pt" officeooo:rsid="00d972b7" officeooo:paragraph-rsid="00fb6b70" style:font-size-asian="13pt" style:font-size-complex="13pt"/>
    </style:style>
    <style:style style:name="P67" style:family="paragraph" style:parent-style-name="Text_20_body">
      <style:text-properties fo:font-size="13pt" fo:font-weight="bold" officeooo:rsid="00c9182e" officeooo:paragraph-rsid="00fb6b70" style:font-size-asian="13pt" style:font-weight-asian="bold" style:font-size-complex="13pt" style:font-weight-complex="bold"/>
    </style:style>
    <style:style style:name="P68" style:family="paragraph" style:parent-style-name="Text_20_body">
      <style:text-properties fo:font-size="13pt" fo:font-weight="bold" officeooo:rsid="00d8ea8c" officeooo:paragraph-rsid="00fb6b70" style:font-size-asian="13pt" style:font-weight-asian="bold" style:font-size-complex="13pt" style:font-weight-complex="bold"/>
    </style:style>
    <style:style style:name="P69" style:family="paragraph" style:parent-style-name="Text_20_body">
      <style:text-properties fo:font-size="13pt" fo:font-weight="bold" officeooo:rsid="00d972b7" officeooo:paragraph-rsid="00fb6b70" style:font-size-asian="13pt" style:font-weight-asian="bold" style:font-size-complex="13pt" style:font-weight-complex="bold"/>
    </style:style>
    <style:style style:name="P70" style:family="paragraph" style:parent-style-name="Text_20_body">
      <style:paragraph-properties fo:text-align="start" style:justify-single-word="false"/>
      <style:text-properties officeooo:rsid="00f9dc65" officeooo:paragraph-rsid="00f9dc65"/>
    </style:style>
    <style:style style:name="P71" style:family="paragraph" style:parent-style-name="Text_20_body">
      <style:text-properties officeooo:paragraph-rsid="00fb6b70"/>
    </style:style>
    <style:style style:name="P72" style:family="paragraph" style:parent-style-name="Table_20_Contents">
      <style:paragraph-properties fo:margin-left="-2.357cm" fo:margin-right="0.106cm" fo:text-align="center" style:justify-single-word="false" fo:text-indent="0cm" style:auto-text-indent="false" fo:padding="0cm" fo:border="none" style:shadow="none"/>
      <style:text-properties style:use-window-font-color="true" style:font-name="Eras Bk BT1" fo:font-size="10pt" fo:font-weight="bold" fo:background-color="transparent" style:font-size-asian="10pt" style:font-weight-asian="bold" style:font-size-complex="10pt" style:font-weight-complex="bold"/>
    </style:style>
    <style:style style:name="P73" style:family="paragraph" style:parent-style-name="Tema" style:master-page-name="">
      <style:paragraph-properties style:page-number="auto" fo:background-color="transparent" fo:padding="0cm" fo:border-left="none" fo:border-right="none" fo:border-top="none" fo:border-bottom="0.51pt solid #808080" style:shadow="none">
        <style:background-image/>
      </style:paragraph-properties>
    </style:style>
    <style:style style:name="P74" style:family="paragraph" style:parent-style-name="Title" style:master-page-name="">
      <style:paragraph-properties style:page-number="auto" fo:padding="0cm" fo:border="none"/>
    </style:style>
    <style:style style:name="P75" style:family="paragraph" style:parent-style-name="Text_20_body">
      <style:paragraph-properties fo:padding="0cm" fo:border="none"/>
    </style:style>
    <style:style style:name="P76" style:family="paragraph" style:parent-style-name="Subtitle">
      <style:paragraph-properties fo:padding="0cm" fo:border="none"/>
    </style:style>
    <style:style style:name="P77" style:family="paragraph" style:parent-style-name="Nota_20_al_20_pié">
      <style:paragraph-properties fo:margin-left="0cm" fo:margin-right="0cm" fo:text-align="start" style:justify-single-word="false" fo:text-indent="0.021cm" style:auto-text-indent="false"/>
    </style:style>
    <style:style style:name="P78" style:family="paragraph" style:parent-style-name="Hoja_20_de_20_Control">
      <style:paragraph-properties fo:text-align="center" style:justify-single-word="false"/>
    </style:style>
    <style:style style:name="P79" style:family="paragraph" style:parent-style-name="Nota_20_al_20_pié">
      <style:text-properties officeooo:paragraph-rsid="000a7ddf"/>
    </style:style>
    <style:style style:name="P80" style:family="paragraph" style:parent-style-name="Text_20_body">
      <style:paragraph-properties fo:background-color="transparent">
        <style:background-image/>
      </style:paragraph-properties>
      <style:text-properties officeooo:paragraph-rsid="007a4929"/>
    </style:style>
    <style:style style:name="P81" style:family="paragraph" style:parent-style-name="Text_20_body">
      <style:paragraph-properties fo:background-color="transparent">
        <style:background-image/>
      </style:paragraph-properties>
      <style:text-properties officeooo:rsid="007b4225" officeooo:paragraph-rsid="007b4225"/>
    </style:style>
    <style:style style:name="P82" style:family="paragraph" style:parent-style-name="Text_20_body">
      <style:paragraph-properties fo:background-color="transparent">
        <style:background-image/>
      </style:paragraph-properties>
      <style:text-properties fo:font-style="italic" officeooo:rsid="007b4225" officeooo:paragraph-rsid="007b4225" style:font-style-asian="italic" style:font-style-complex="italic"/>
    </style:style>
    <style:style style:name="P83" style:family="paragraph" style:parent-style-name="Text_20_body">
      <style:paragraph-properties fo:background-color="transparent">
        <style:background-image/>
      </style:paragraph-properties>
      <style:text-properties fo:font-style="italic" officeooo:rsid="00b65353" officeooo:paragraph-rsid="00b65353" style:font-style-asian="italic" style:font-style-complex="italic"/>
    </style:style>
    <style:style style:name="P84" style:family="paragraph" style:parent-style-name="Text_20_body">
      <style:paragraph-properties fo:background-color="transparent">
        <style:background-image/>
      </style:paragraph-properties>
      <style:text-properties fo:font-style="normal" officeooo:rsid="007cf5df" officeooo:paragraph-rsid="007e6ee1" style:font-style-asian="normal" style:font-style-complex="normal"/>
    </style:style>
    <style:style style:name="P85" style:family="paragraph" style:parent-style-name="Text_20_body">
      <style:paragraph-properties fo:background-color="transparent">
        <style:background-image/>
      </style:paragraph-properties>
      <style:text-properties fo:font-style="normal" officeooo:rsid="007cf5df" officeooo:paragraph-rsid="007f380c" style:font-style-asian="normal" style:font-style-complex="normal"/>
    </style:style>
    <style:style style:name="P86" style:family="paragraph" style:parent-style-name="Text_20_body">
      <style:paragraph-properties fo:background-color="transparent">
        <style:background-image/>
      </style:paragraph-properties>
      <style:text-properties fo:font-style="normal" officeooo:rsid="0080093e" officeooo:paragraph-rsid="0080093e" style:font-style-asian="normal" style:font-style-complex="normal"/>
    </style:style>
    <style:style style:name="P87" style:family="paragraph" style:parent-style-name="Text_20_body">
      <style:paragraph-properties fo:background-color="transparent">
        <style:background-image/>
      </style:paragraph-properties>
      <style:text-properties fo:font-style="normal" officeooo:rsid="0080093e" officeooo:paragraph-rsid="007f380c" style:font-style-asian="normal" style:font-style-complex="normal"/>
    </style:style>
    <style:style style:name="P88" style:family="paragraph" style:parent-style-name="Text_20_body">
      <style:paragraph-properties fo:background-color="transparent">
        <style:background-image/>
      </style:paragraph-properties>
      <style:text-properties fo:font-style="normal" officeooo:rsid="0083619d" officeooo:paragraph-rsid="0083619d" style:font-style-asian="normal" style:font-style-complex="normal"/>
    </style:style>
    <style:style style:name="P89" style:family="paragraph" style:parent-style-name="Text_20_body">
      <style:paragraph-properties fo:background-color="transparent">
        <style:background-image/>
      </style:paragraph-properties>
      <style:text-properties fo:font-style="normal" officeooo:rsid="0087af95" officeooo:paragraph-rsid="0087af95" style:font-style-asian="normal" style:font-style-complex="normal"/>
    </style:style>
    <style:style style:name="P90" style:family="paragraph" style:parent-style-name="Text_20_body">
      <style:paragraph-properties fo:background-color="transparent">
        <style:background-image/>
      </style:paragraph-properties>
      <style:text-properties fo:font-style="normal" officeooo:rsid="00899c31" officeooo:paragraph-rsid="00899c31" style:font-style-asian="normal" style:font-style-complex="normal"/>
    </style:style>
    <style:style style:name="P91" style:family="paragraph" style:parent-style-name="Text_20_body">
      <style:paragraph-properties fo:background-color="transparent">
        <style:background-image/>
      </style:paragraph-properties>
      <style:text-properties fo:font-style="normal" officeooo:rsid="00946d2c" officeooo:paragraph-rsid="00946d2c" style:font-style-asian="normal" style:font-style-complex="normal"/>
    </style:style>
    <style:style style:name="P92" style:family="paragraph" style:parent-style-name="Text_20_body">
      <style:paragraph-properties fo:background-color="transparent">
        <style:background-image/>
      </style:paragraph-properties>
      <style:text-properties fo:font-style="normal" officeooo:rsid="00a86d74" officeooo:paragraph-rsid="00a9dabb" style:font-style-asian="normal" style:font-style-complex="normal"/>
    </style:style>
    <style:style style:name="P93" style:family="paragraph" style:parent-style-name="Text_20_body">
      <style:paragraph-properties fo:background-color="transparent">
        <style:background-image/>
      </style:paragraph-properties>
      <style:text-properties fo:font-style="normal" officeooo:rsid="00ab8499" officeooo:paragraph-rsid="00ab8499" style:font-style-asian="normal" style:font-style-complex="normal"/>
    </style:style>
    <style:style style:name="P94" style:family="paragraph" style:parent-style-name="Text_20_body">
      <style:paragraph-properties fo:background-color="transparent">
        <style:background-image/>
      </style:paragraph-properties>
      <style:text-properties fo:font-style="normal" officeooo:rsid="00eeb37c" officeooo:paragraph-rsid="00eeb37c" style:font-style-asian="normal" style:font-style-complex="normal"/>
    </style:style>
    <style:style style:name="P95" style:family="paragraph" style:parent-style-name="Text_20_body">
      <style:paragraph-properties fo:background-color="transparent">
        <style:background-image/>
      </style:paragraph-properties>
      <style:text-properties fo:font-size="13pt" fo:font-style="normal" officeooo:rsid="0083619d" officeooo:paragraph-rsid="0083619d" style:font-size-asian="11.3500003814697pt" style:font-style-asian="normal" style:font-size-complex="13pt" style:font-style-complex="normal"/>
    </style:style>
    <style:style style:name="P96" style:family="paragraph" style:parent-style-name="Text_20_body">
      <style:paragraph-properties fo:background-color="transparent">
        <style:background-image/>
      </style:paragraph-properties>
      <style:text-properties fo:font-size="13pt" fo:font-style="normal" officeooo:rsid="008bc054" officeooo:paragraph-rsid="008bc054" style:font-size-asian="11.3500003814697pt" style:font-style-asian="normal" style:font-size-complex="13pt" style:font-style-complex="normal"/>
    </style:style>
    <style:style style:name="P97" style:family="paragraph" style:parent-style-name="Text_20_body">
      <style:paragraph-properties fo:background-color="transparent">
        <style:background-image/>
      </style:paragraph-properties>
      <style:text-properties fo:font-size="13pt" fo:font-style="normal" officeooo:rsid="008fdca9" officeooo:paragraph-rsid="0092ef62" style:font-size-asian="11.3500003814697pt" style:font-style-asian="normal" style:font-size-complex="13pt" style:font-style-complex="normal"/>
    </style:style>
    <style:style style:name="P98" style:family="paragraph" style:parent-style-name="Text_20_body">
      <style:paragraph-properties fo:background-color="transparent">
        <style:background-image/>
      </style:paragraph-properties>
      <style:text-properties fo:font-size="13pt" fo:font-style="normal" officeooo:rsid="00929f79" officeooo:paragraph-rsid="00929f79" style:font-size-asian="11.3500003814697pt" style:font-style-asian="normal" style:font-size-complex="13pt" style:font-style-complex="normal"/>
    </style:style>
    <style:style style:name="P99" style:family="paragraph" style:parent-style-name="Text_20_body">
      <style:paragraph-properties fo:background-color="transparent">
        <style:background-image/>
      </style:paragraph-properties>
      <style:text-properties fo:font-size="13pt" fo:font-style="normal" officeooo:rsid="00935a45" officeooo:paragraph-rsid="00935a45" style:font-size-asian="11.3500003814697pt" style:font-style-asian="normal" style:font-size-complex="13pt" style:font-style-complex="normal"/>
    </style:style>
    <style:style style:name="P100" style:family="paragraph" style:parent-style-name="Text_20_body">
      <style:paragraph-properties fo:background-color="transparent">
        <style:background-image/>
      </style:paragraph-properties>
      <style:text-properties fo:font-size="13pt" officeooo:rsid="0095e361" officeooo:paragraph-rsid="0095fea7" style:font-size-asian="13pt" style:font-size-complex="13pt"/>
    </style:style>
    <style:style style:name="P101" style:family="paragraph" style:parent-style-name="Text_20_body">
      <style:paragraph-properties fo:background-color="transparent">
        <style:background-image/>
      </style:paragraph-properties>
      <style:text-properties fo:font-size="13pt" officeooo:rsid="00c42f9f" officeooo:paragraph-rsid="00c42f9f" style:font-size-asian="13pt" style:font-size-complex="13pt"/>
    </style:style>
    <style:style style:name="P102" style:family="paragraph" style:parent-style-name="Text_20_body">
      <style:paragraph-properties fo:background-color="transparent">
        <style:background-image/>
      </style:paragraph-properties>
      <style:text-properties fo:font-size="13pt" officeooo:rsid="00a323b7" officeooo:paragraph-rsid="00a323b7" style:font-size-asian="13pt" style:font-size-complex="13pt"/>
    </style:style>
    <style:style style:name="P103" style:family="paragraph" style:parent-style-name="Text_20_body">
      <style:paragraph-properties fo:background-color="transparent">
        <style:background-image/>
      </style:paragraph-properties>
      <style:text-properties officeooo:rsid="00a2ac0c" officeooo:paragraph-rsid="00a2ac0c"/>
    </style:style>
    <style:style style:name="P104" style:family="paragraph" style:parent-style-name="Text_20_body">
      <style:paragraph-properties fo:background-color="transparent">
        <style:background-image/>
      </style:paragraph-properties>
      <style:text-properties officeooo:rsid="00b3cd3a" officeooo:paragraph-rsid="00b3cd3a"/>
    </style:style>
    <style:style style:name="P105" style:family="paragraph" style:parent-style-name="Text_20_body">
      <style:paragraph-properties fo:background-color="transparent">
        <style:background-image/>
      </style:paragraph-properties>
      <style:text-properties officeooo:rsid="00b3cd3a" officeooo:paragraph-rsid="00b4358e"/>
    </style:style>
    <style:style style:name="P106" style:family="paragraph" style:parent-style-name="Text_20_body">
      <style:paragraph-properties fo:background-color="transparent">
        <style:background-image/>
      </style:paragraph-properties>
      <style:text-properties officeooo:rsid="00b3cd3a" officeooo:paragraph-rsid="00b65353"/>
    </style:style>
    <style:style style:name="P107" style:family="paragraph" style:parent-style-name="Text_20_body">
      <style:paragraph-properties fo:background-color="transparent">
        <style:background-image/>
      </style:paragraph-properties>
      <style:text-properties officeooo:rsid="00b65353" officeooo:paragraph-rsid="00b65353"/>
    </style:style>
    <style:style style:name="P108" style:family="paragraph" style:parent-style-name="Text_20_body">
      <style:paragraph-properties fo:background-color="transparent">
        <style:background-image/>
      </style:paragraph-properties>
      <style:text-properties officeooo:rsid="00b93f68" officeooo:paragraph-rsid="00b93f68"/>
    </style:style>
    <style:style style:name="P109" style:family="paragraph" style:parent-style-name="Text_20_body">
      <style:paragraph-properties fo:background-color="transparent">
        <style:background-image/>
      </style:paragraph-properties>
      <style:text-properties style:use-window-font-color="true" style:font-name="NewsGotT3" fo:font-size="13pt" officeooo:rsid="007b4225" officeooo:paragraph-rsid="007b4225" style:font-size-asian="13pt" style:font-size-complex="13pt"/>
    </style:style>
    <style:style style:name="P110" style:family="paragraph" style:parent-style-name="Text_20_body">
      <style:paragraph-properties fo:background-color="transparent">
        <style:background-image/>
      </style:paragraph-properties>
      <style:text-properties style:use-window-font-color="true" style:font-name="NewsGotT3" fo:font-size="13pt" officeooo:rsid="00b65353" officeooo:paragraph-rsid="00b65353" style:font-size-asian="13pt" style:font-size-complex="13pt"/>
    </style:style>
    <style:style style:name="P111" style:family="paragraph" style:parent-style-name="Text_20_body">
      <style:paragraph-properties fo:background-color="transparent">
        <style:background-image/>
      </style:paragraph-properties>
      <style:text-properties style:use-window-font-color="true" style:font-name="NewsGotT3" fo:font-size="13pt" officeooo:rsid="00b4358e" officeooo:paragraph-rsid="00b4358e" style:font-size-asian="13pt" style:font-size-complex="13pt"/>
    </style:style>
    <style:style style:name="P112" style:family="paragraph" style:parent-style-name="Text_20_body">
      <style:paragraph-properties fo:background-color="transparent">
        <style:background-image/>
      </style:paragraph-properties>
      <style:text-properties style:use-window-font-color="true" style:font-name="NewsGotT3" fo:font-size="13pt" officeooo:rsid="00b93f68" officeooo:paragraph-rsid="00b93f68" style:font-size-asian="13pt" style:font-size-complex="13pt"/>
    </style:style>
    <style:style style:name="P113" style:family="paragraph" style:parent-style-name="Text_20_body">
      <style:paragraph-properties fo:background-color="transparent">
        <style:background-image/>
      </style:paragraph-properties>
      <style:text-properties style:use-window-font-color="true" style:font-name="NewsGotT3" fo:font-size="13pt" officeooo:rsid="00a323b7" officeooo:paragraph-rsid="00a323b7" style:font-size-asian="13pt" style:font-size-complex="13pt"/>
    </style:style>
    <style:style style:name="P114" style:family="paragraph" style:parent-style-name="Text_20_body">
      <style:paragraph-properties fo:background-color="transparent">
        <style:background-image/>
      </style:paragraph-properties>
      <style:text-properties style:use-window-font-color="true" style:font-name="NewsGotT3" fo:font-size="13pt" fo:font-style="italic" officeooo:rsid="007b4225" officeooo:paragraph-rsid="007b4225" style:font-size-asian="13pt" style:font-style-asian="italic" style:font-size-complex="13pt" style:font-style-complex="italic"/>
    </style:style>
    <style:style style:name="P115" style:family="paragraph" style:parent-style-name="Text_20_body">
      <style:paragraph-properties fo:background-color="transparent">
        <style:background-image/>
      </style:paragraph-properties>
      <style:text-properties style:use-window-font-color="true" style:font-name="NewsGotT3" fo:font-size="13pt" fo:font-style="normal" officeooo:rsid="0083619d" officeooo:paragraph-rsid="0083619d" style:font-size-asian="13pt" style:font-style-asian="normal" style:font-size-complex="13pt" style:font-style-complex="normal"/>
    </style:style>
    <style:style style:name="P116" style:family="paragraph" style:parent-style-name="Text_20_body">
      <style:paragraph-properties fo:background-color="transparent">
        <style:background-image/>
      </style:paragraph-properties>
      <style:text-properties style:use-window-font-color="true" style:font-name="NewsGotT3" fo:font-size="13pt" fo:font-style="normal" officeooo:rsid="0080093e" officeooo:paragraph-rsid="0080093e" style:font-size-asian="13pt" style:font-style-asian="normal" style:font-size-complex="13pt" style:font-style-complex="normal"/>
    </style:style>
    <style:style style:name="P117" style:family="paragraph" style:parent-style-name="Text_20_body">
      <style:paragraph-properties fo:background-color="transparent">
        <style:background-image/>
      </style:paragraph-properties>
      <style:text-properties style:use-window-font-color="true" style:font-name="NewsGotT3" fo:font-size="13pt" fo:font-style="normal" officeooo:rsid="00861fc3" officeooo:paragraph-rsid="00861fc3" style:font-size-asian="13pt" style:font-style-asian="normal" style:font-size-complex="13pt" style:font-style-complex="normal"/>
    </style:style>
    <style:style style:name="P118" style:family="paragraph" style:parent-style-name="Text_20_body">
      <style:paragraph-properties fo:background-color="transparent">
        <style:background-image/>
      </style:paragraph-properties>
      <style:text-properties style:use-window-font-color="true" style:font-name="NewsGotT3" fo:font-size="13pt" fo:font-style="normal" officeooo:rsid="0087af95" officeooo:paragraph-rsid="0087af95" style:font-size-asian="13pt" style:font-style-asian="normal" style:font-size-complex="13pt" style:font-style-complex="normal"/>
    </style:style>
    <style:style style:name="P119" style:family="paragraph" style:parent-style-name="Text_20_body">
      <style:paragraph-properties fo:background-color="transparent">
        <style:background-image/>
      </style:paragraph-properties>
      <style:text-properties style:use-window-font-color="true" style:font-name="NewsGotT3" fo:font-size="13pt" fo:font-style="normal" officeooo:rsid="00899c31" officeooo:paragraph-rsid="00899c31" style:font-size-asian="13pt" style:font-style-asian="normal" style:font-size-complex="13pt" style:font-style-complex="normal"/>
    </style:style>
    <style:style style:name="P120" style:family="paragraph" style:parent-style-name="Text_20_body">
      <style:paragraph-properties fo:background-color="transparent">
        <style:background-image/>
      </style:paragraph-properties>
      <style:text-properties style:use-window-font-color="true" style:font-name="NewsGotT3" fo:font-size="13pt" fo:font-style="normal" officeooo:rsid="00a86d74" officeooo:paragraph-rsid="00a86d74" style:font-size-asian="13pt" style:font-style-asian="normal" style:font-size-complex="13pt" style:font-style-complex="normal"/>
    </style:style>
    <style:style style:name="P121" style:family="paragraph" style:parent-style-name="Text_20_body">
      <style:paragraph-properties fo:margin-left="-1.251cm" fo:margin-right="0cm" fo:text-indent="-1.016cm" style:auto-text-indent="false"/>
    </style:style>
    <style:style style:name="P122" style:family="paragraph" style:parent-style-name="Text_20_body">
      <style:paragraph-properties fo:margin-left="1.251cm" fo:margin-right="0cm" fo:text-indent="0cm" style:auto-text-indent="false" fo:background-color="transparent">
        <style:background-image/>
      </style:paragraph-properties>
      <style:text-properties fo:font-size="13pt" fo:font-style="italic" officeooo:rsid="00980b78" officeooo:paragraph-rsid="00980b78" style:font-size-asian="13pt" style:font-style-asian="italic" style:font-size-complex="13pt" style:font-style-complex="italic"/>
    </style:style>
    <style:style style:name="P123" style:family="paragraph" style:parent-style-name="Contents_20_3">
      <style:paragraph-properties>
        <style:tab-stops>
          <style:tab-stop style:position="15.002cm" style:type="right" style:leader-style="dotted" style:leader-text="."/>
        </style:tab-stops>
      </style:paragraph-properties>
    </style:style>
    <style:style style:name="P124" style:family="paragraph" style:parent-style-name="Contents_20_2">
      <style:paragraph-properties>
        <style:tab-stops>
          <style:tab-stop style:position="15.501cm" style:type="right" style:leader-style="dotted" style:leader-text="."/>
        </style:tab-stops>
      </style:paragraph-properties>
    </style:style>
    <style:style style:name="P125" style:family="paragraph" style:parent-style-name="Contents_20_1">
      <style:paragraph-properties>
        <style:tab-stops>
          <style:tab-stop style:position="15.9cm" style:type="right" style:leader-style="dotted" style:leader-text="."/>
        </style:tab-stops>
      </style:paragraph-properties>
    </style:style>
    <style:style style:name="P126" style:family="paragraph" style:parent-style-name="Contents_20_Heading">
      <style:paragraph-properties fo:break-before="page"/>
    </style:style>
    <style:style style:name="P127" style:family="paragraph" style:parent-style-name="Table_20_Contents">
      <style:paragraph-properties fo:text-align="center" style:justify-single-word="false"/>
      <style:text-properties fo:font-weight="normal" officeooo:rsid="0104c871" officeooo:paragraph-rsid="0104c871" style:font-weight-asian="normal" style:font-weight-complex="normal"/>
    </style:style>
    <style:style style:name="P128" style:family="paragraph" style:parent-style-name="Table_20_Contents">
      <style:paragraph-properties fo:text-align="center" style:justify-single-word="false"/>
      <style:text-properties officeooo:rsid="0104c871" officeooo:paragraph-rsid="0104c871"/>
    </style:style>
    <style:style style:name="P129" style:family="paragraph" style:parent-style-name="Table_20_Contents">
      <style:paragraph-properties fo:text-align="start" style:justify-single-word="false"/>
      <style:text-properties officeooo:rsid="0104c871" officeooo:paragraph-rsid="0104c871"/>
    </style:style>
    <style:style style:name="P130" style:family="paragraph" style:parent-style-name="Table_20_Contents">
      <style:paragraph-properties fo:text-align="justify" style:justify-single-word="false"/>
      <style:text-properties officeooo:rsid="0104c871" officeooo:paragraph-rsid="0104c871"/>
    </style:style>
    <style:style style:name="P131" style:family="paragraph" style:parent-style-name="Standard" style:master-page-name="Portada">
      <style:paragraph-properties style:page-number="auto"/>
    </style:style>
    <style:style style:name="P132" style:family="paragraph" style:parent-style-name="Text_20_body">
      <style:paragraph-properties fo:background-color="transparent">
        <style:background-image/>
      </style:paragraph-properties>
      <style:text-properties style:use-window-font-color="true" style:font-name="NewsGotT3" fo:font-size="13pt" fo:font-style="normal" officeooo:rsid="007e6ee1" officeooo:paragraph-rsid="007e6ee1" style:font-size-asian="13pt" style:font-style-asian="normal" style:font-size-complex="13pt" style:font-style-complex="normal"/>
    </style:style>
    <style:style style:name="P133" style:family="paragraph" style:parent-style-name="Text_20_body">
      <style:paragraph-properties fo:background-color="transparent">
        <style:background-image/>
      </style:paragraph-properties>
      <style:text-properties style:use-window-font-color="true" style:font-name="NewsGotT3" fo:font-size="13pt" fo:font-style="normal" officeooo:rsid="0083619d" officeooo:paragraph-rsid="0083619d" style:font-size-asian="13pt" style:font-style-asian="normal" style:font-size-complex="13pt" style:font-style-complex="normal"/>
    </style:style>
    <style:style style:name="P134" style:family="paragraph" style:parent-style-name="Text_20_body">
      <style:paragraph-properties fo:background-color="transparent">
        <style:background-image/>
      </style:paragraph-properties>
      <style:text-properties style:use-window-font-color="true" style:font-name="NewsGotT3" fo:font-size="13pt" fo:font-style="normal" officeooo:rsid="0087af95" officeooo:paragraph-rsid="0087af95" style:font-size-asian="13pt" style:font-style-asian="normal" style:font-size-complex="13pt" style:font-style-complex="normal"/>
    </style:style>
    <style:style style:name="P135" style:family="paragraph" style:parent-style-name="Text_20_body" style:list-style-name="L1">
      <style:paragraph-properties fo:background-color="transparent">
        <style:background-image/>
      </style:paragraph-properties>
      <style:text-properties style:use-window-font-color="true" style:font-name="NewsGotT3" fo:font-size="13pt" fo:font-style="italic" officeooo:rsid="0083619d" officeooo:paragraph-rsid="0083619d" style:font-size-asian="13pt" style:font-style-asian="italic" style:font-size-complex="13pt" style:font-style-complex="italic"/>
    </style:style>
    <style:style style:name="P136" style:family="paragraph" style:parent-style-name="Text_20_body" style:list-style-name="L1">
      <style:paragraph-properties fo:background-color="transparent">
        <style:background-image/>
      </style:paragraph-properties>
      <style:text-properties style:use-window-font-color="true" style:font-name="NewsGotT3" fo:font-size="13pt" fo:font-style="italic" officeooo:rsid="00bbcb0e" officeooo:paragraph-rsid="00bbcb0e" style:font-size-asian="13pt" style:font-style-asian="italic" style:font-size-complex="13pt" style:font-style-complex="italic"/>
    </style:style>
    <style:style style:name="P137" style:family="paragraph" style:parent-style-name="Text_20_body" style:list-style-name="L5">
      <style:paragraph-properties fo:background-color="transparent">
        <style:background-image/>
      </style:paragraph-properties>
      <style:text-properties style:use-window-font-color="true" style:font-name="NewsGotT3" fo:font-size="13pt" fo:font-style="italic" officeooo:rsid="00a2ac0c" officeooo:paragraph-rsid="00a2ac0c" style:font-size-asian="13pt" style:font-style-asian="italic" style:font-size-complex="13pt" style:font-style-complex="italic"/>
    </style:style>
    <style:style style:name="P138" style:family="paragraph" style:parent-style-name="Text_20_body">
      <style:paragraph-properties fo:background-color="transparent">
        <style:background-image/>
      </style:paragraph-properties>
      <style:text-properties style:use-window-font-color="true" style:font-name="NewsGotT3" fo:font-size="13pt" officeooo:rsid="00a2ac0c" officeooo:paragraph-rsid="00a2ac0c" style:font-size-asian="13pt" style:font-size-complex="13pt"/>
    </style:style>
    <style:style style:name="P139" style:family="paragraph" style:parent-style-name="Text_20_body" style:list-style-name="L2">
      <style:paragraph-properties fo:background-color="transparent">
        <style:background-image/>
      </style:paragraph-properties>
      <style:text-properties fo:font-size="13pt" fo:font-style="italic" officeooo:rsid="00b65353" officeooo:paragraph-rsid="00b65353" style:font-size-asian="13pt" style:font-style-asian="italic" style:font-size-complex="13pt" style:font-style-complex="italic"/>
    </style:style>
    <style:style style:name="P140" style:family="paragraph" style:parent-style-name="Text_20_body" style:list-style-name="L3">
      <style:paragraph-properties fo:background-color="transparent">
        <style:background-image/>
      </style:paragraph-properties>
      <style:text-properties fo:font-size="13pt" fo:font-style="italic" officeooo:rsid="00b65353" officeooo:paragraph-rsid="00b65353" style:font-size-asian="13pt" style:font-style-asian="italic" style:font-size-complex="13pt" style:font-style-complex="italic"/>
    </style:style>
    <style:style style:name="P141" style:family="paragraph" style:parent-style-name="Text_20_body" style:list-style-name="L4">
      <style:paragraph-properties fo:background-color="transparent">
        <style:background-image/>
      </style:paragraph-properties>
      <style:text-properties fo:font-size="13pt" fo:font-style="italic" officeooo:rsid="00980b78" officeooo:paragraph-rsid="00980b78" style:font-size-asian="13pt" style:font-style-asian="italic" style:font-size-complex="13pt" style:font-style-complex="italic"/>
    </style:style>
    <style:style style:name="P142" style:family="paragraph" style:parent-style-name="Text_20_body" style:list-style-name="L6">
      <style:paragraph-properties fo:background-color="transparent">
        <style:background-image/>
      </style:paragraph-properties>
      <style:text-properties fo:font-size="13pt" fo:font-style="italic" officeooo:rsid="00c42f9f" officeooo:paragraph-rsid="00c42f9f" style:font-size-asian="13pt" style:font-style-asian="italic" style:font-size-complex="13pt" style:font-style-complex="italic"/>
    </style:style>
    <style:style style:name="P143" style:family="paragraph" style:parent-style-name="Text_20_body" style:list-style-name="L7">
      <style:paragraph-properties fo:background-color="transparent">
        <style:background-image/>
      </style:paragraph-properties>
      <style:text-properties fo:font-size="13pt" fo:font-style="italic" officeooo:rsid="00d1c319" officeooo:paragraph-rsid="00d1c319" style:font-size-asian="13pt" style:font-style-asian="italic" style:font-size-complex="13pt" style:font-style-complex="italic"/>
    </style:style>
    <style:style style:name="P144" style:family="paragraph" style:parent-style-name="Text_20_body">
      <style:paragraph-properties fo:background-color="transparent">
        <style:background-image/>
      </style:paragraph-properties>
      <style:text-properties fo:font-size="13pt" officeooo:rsid="00b78c35" officeooo:paragraph-rsid="00b78c35" style:font-size-asian="13pt" style:font-size-complex="13pt"/>
    </style:style>
    <style:style style:name="P145" style:family="paragraph" style:parent-style-name="Text_20_body" style:list-style-name="L7">
      <style:paragraph-properties fo:background-color="transparent">
        <style:background-image/>
      </style:paragraph-properties>
      <style:text-properties fo:font-size="13pt" officeooo:rsid="00d1c319" officeooo:paragraph-rsid="00d1c319" style:font-size-asian="13pt" style:font-size-complex="13pt"/>
    </style:style>
    <style:style style:name="P146" style:family="paragraph" style:parent-style-name="Text_20_body">
      <style:paragraph-properties fo:background-color="transparent">
        <style:background-image/>
      </style:paragraph-properties>
      <style:text-properties fo:font-size="13pt" fo:font-style="normal" officeooo:rsid="008fdca9" officeooo:paragraph-rsid="0092ef62" style:font-size-asian="11.3500003814697pt" style:font-style-asian="normal" style:font-size-complex="13pt" style:font-style-complex="normal"/>
    </style:style>
    <style:style style:name="P147" style:family="paragraph" style:parent-style-name="Text_20_body">
      <style:paragraph-properties fo:text-align="start" style:justify-single-word="false"/>
      <style:text-properties style:use-window-font-color="true" style:font-name="NewsGotT3" fo:font-size="13pt" fo:font-style="normal" fo:font-weight="normal" officeooo:rsid="00da85a3" officeooo:paragraph-rsid="00f9dc65" style:font-size-asian="13pt" style:font-style-asian="normal" style:font-weight-asian="normal" style:font-size-complex="13pt" style:font-style-complex="normal" style:font-weight-complex="normal"/>
    </style:style>
    <style:style style:name="P148" style:family="paragraph" style:parent-style-name="Text_20_body">
      <style:paragraph-properties fo:text-align="start" style:justify-single-word="false"/>
      <style:text-properties style:use-window-font-color="true" style:font-name="NewsGotT3" fo:font-size="13pt" fo:font-style="normal" fo:font-weight="normal" officeooo:rsid="00de619b" officeooo:paragraph-rsid="00f94c47" style:font-size-asian="13pt" style:font-style-asian="normal" style:font-weight-asian="normal" style:font-size-complex="13pt" style:font-style-complex="normal" style:font-weight-complex="normal"/>
    </style:style>
    <style:style style:name="P149" style:family="paragraph" style:parent-style-name="Text_20_body">
      <style:paragraph-properties fo:text-align="start" style:justify-single-word="false"/>
      <style:text-properties style:use-window-font-color="true" style:font-name="NewsGotT3" fo:font-size="13pt" fo:font-style="normal" fo:font-weight="normal" officeooo:rsid="00cc7c9d" officeooo:paragraph-rsid="00f7547b" style:font-size-asian="13pt" style:font-style-asian="normal" style:font-weight-asian="normal" style:font-size-complex="13pt" style:font-style-complex="normal" style:font-weight-complex="normal"/>
    </style:style>
    <style:style style:name="P150" style:family="paragraph" style:parent-style-name="Text_20_body">
      <style:paragraph-properties fo:text-align="start" style:justify-single-word="false"/>
      <style:text-properties style:use-window-font-color="true" style:font-name="NewsGotT3" fo:font-size="13pt" fo:font-style="normal" fo:font-weight="normal" officeooo:rsid="00999110" officeooo:paragraph-rsid="00f4f386" style:font-size-asian="13pt" style:font-style-asian="normal" style:font-weight-asian="normal" style:font-size-complex="13pt" style:font-style-complex="normal" style:font-weight-complex="normal"/>
    </style:style>
    <style:style style:name="P151" style:family="paragraph" style:parent-style-name="Text_20_body">
      <style:paragraph-properties fo:text-align="start" style:justify-single-word="false"/>
      <style:text-properties style:use-window-font-color="true" style:font-name="NewsGotT3" fo:font-size="13pt" fo:font-style="normal" fo:font-weight="normal" officeooo:rsid="00970a2f" officeooo:paragraph-rsid="00f354cd" style:font-size-asian="13pt" style:font-style-asian="normal" style:font-weight-asian="normal" style:font-size-complex="13pt" style:font-style-complex="normal" style:font-weight-complex="normal"/>
    </style:style>
    <style:style style:name="P152" style:family="paragraph" style:parent-style-name="Text_20_body">
      <style:paragraph-properties fo:text-align="start" style:justify-single-word="false"/>
      <style:text-properties style:use-window-font-color="true" style:font-name="NewsGotT3" fo:font-size="13pt" fo:font-style="normal" fo:font-weight="normal" officeooo:rsid="00b93f68" officeooo:paragraph-rsid="00f17c56" style:font-size-asian="13pt" style:font-style-asian="normal" style:font-weight-asian="normal" style:font-size-complex="13pt" style:font-style-complex="normal" style:font-weight-complex="normal"/>
    </style:style>
    <style:style style:name="P153" style:family="paragraph" style:parent-style-name="Text_20_body">
      <style:paragraph-properties fo:text-align="start" style:justify-single-word="false"/>
      <style:text-properties style:use-window-font-color="true" style:font-name="NewsGotT3" fo:font-size="13pt" fo:font-style="normal" fo:font-weight="normal" officeooo:rsid="00f0ecc4" officeooo:paragraph-rsid="00f0ecc4" style:font-size-asian="13pt" style:font-style-asian="normal" style:font-weight-asian="normal" style:font-size-complex="13pt" style:font-style-complex="normal" style:font-weight-complex="normal"/>
    </style:style>
    <style:style style:name="P154" style:family="paragraph" style:parent-style-name="Text_20_body">
      <style:paragraph-properties fo:text-align="start" style:justify-single-word="false"/>
      <style:text-properties style:use-window-font-color="true" style:font-name="NewsGotT3" fo:font-size="13pt" fo:font-style="normal" fo:font-weight="normal" officeooo:rsid="00929f79" officeooo:paragraph-rsid="00f0ecc4" style:font-size-asian="11.3500003814697pt" style:font-style-asian="normal" style:font-weight-asian="normal" style:font-size-complex="13pt" style:font-style-complex="normal" style:font-weight-complex="normal"/>
    </style:style>
    <style:style style:name="P155" style:family="paragraph" style:parent-style-name="Text_20_body">
      <style:paragraph-properties fo:margin-left="-1.251cm" fo:margin-right="0cm" fo:text-indent="-1.016cm" style:auto-text-indent="false"/>
      <style:text-properties officeooo:rsid="01068f0c" officeooo:paragraph-rsid="01068f0c"/>
    </style:style>
    <style:style style:name="P156"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font-name="NewsGotT3" fo:font-size="13pt" officeooo:rsid="0108157e" officeooo:paragraph-rsid="0108157e" style:font-size-asian="13pt" style:font-size-complex="13pt"/>
    </style:style>
    <style:style style:name="P157"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font-name="NewsGotT3" fo:font-size="13pt" fo:font-weight="bold" officeooo:rsid="00d5bd2b" officeooo:paragraph-rsid="0109300a" style:font-size-asian="13pt" style:font-weight-asian="bold" style:font-size-complex="13pt" style:font-weight-complex="bold"/>
    </style:style>
    <style:style style:name="P158" style:family="paragraph" style:parent-style-name="Text_20_body">
      <style:paragraph-properties fo:margin-left="0cm" fo:margin-right="0cm" fo:text-indent="0cm" style:auto-text-indent="false" fo:background-color="transparent">
        <style:background-image/>
      </style:paragraph-properties>
      <style:text-properties style:use-window-font-color="true" style:font-name="NewsGotT3" fo:font-size="13pt" fo:font-weight="bold" officeooo:rsid="010a8386" officeooo:paragraph-rsid="010a8386" style:font-size-asian="13pt" style:font-weight-asian="bold" style:font-size-complex="13pt" style:font-weight-complex="bold"/>
    </style:style>
    <style:style style:name="P159" style:family="paragraph" style:parent-style-name="Text_20_body">
      <style:paragraph-properties fo:margin-left="0cm" fo:margin-right="0cm" fo:text-indent="0cm" style:auto-text-indent="false" fo:background-color="transparent">
        <style:background-image/>
      </style:paragraph-properties>
      <style:text-properties officeooo:rsid="00a323b7" officeooo:paragraph-rsid="00c27124"/>
    </style:style>
    <style:style style:name="P160" style:family="paragraph" style:parent-style-name="Text_20_body">
      <style:paragraph-properties fo:margin-left="0cm" fo:margin-right="0cm" fo:text-indent="0cm" style:auto-text-indent="false" fo:background-color="transparent">
        <style:background-image/>
      </style:paragraph-properties>
      <style:text-properties fo:font-size="13pt" officeooo:rsid="00a4b3d1" officeooo:paragraph-rsid="00a4b3d1" style:font-size-asian="13pt" style:font-size-complex="13pt"/>
    </style:style>
    <style:style style:name="P161" style:family="paragraph" style:parent-style-name="Heading_20_1">
      <style:text-properties fo:color="#000000" style:font-name="NewsGotT3" fo:font-size="13pt" style:font-size-asian="13pt" style:font-size-complex="13pt"/>
    </style:style>
    <style:style style:name="P162" style:family="paragraph" style:parent-style-name="Heading_20_1">
      <style:text-properties fo:color="#000000" style:font-name="NewsGotT3" fo:font-size="13pt" officeooo:rsid="007a0775" officeooo:paragraph-rsid="007a0775" style:font-size-asian="13pt" style:font-size-complex="13pt"/>
    </style:style>
    <style:style style:name="P163" style:family="paragraph" style:parent-style-name="Heading_20_1">
      <style:paragraph-properties fo:break-before="page"/>
      <style:text-properties fo:color="#000000" style:font-name="NewsGotT3" fo:font-size="13pt" fo:font-weight="bold" officeooo:rsid="00eeb37c" officeooo:paragraph-rsid="00eeb37c" style:font-size-asian="13pt" style:font-weight-asian="bold" style:font-size-complex="13pt" style:font-weight-complex="bold"/>
    </style:style>
    <style:style style:name="P164" style:family="paragraph" style:parent-style-name="Heading_20_1">
      <style:paragraph-properties fo:break-before="page"/>
      <style:text-properties fo:color="#000000" style:font-name="NewsGotT3" fo:font-size="13pt" fo:font-weight="bold" officeooo:rsid="00c9182e" officeooo:paragraph-rsid="00fb6b70" style:font-size-asian="13pt" style:font-weight-asian="bold" style:font-size-complex="13pt" style:font-weight-complex="bold"/>
    </style:style>
    <style:style style:name="P165" style:family="paragraph" style:parent-style-name="Heading_20_1">
      <style:paragraph-properties fo:break-before="page"/>
      <style:text-properties fo:color="#000000" style:font-name="NewsGotT3" fo:font-size="13pt" fo:font-weight="normal" officeooo:rsid="00c9182e" officeooo:paragraph-rsid="00c9182e" style:font-size-asian="13pt" style:font-weight-asian="normal" style:font-size-complex="13pt" style:font-weight-complex="normal"/>
    </style:style>
    <style:style style:name="P166" style:family="paragraph" style:parent-style-name="Heading_20_2">
      <style:text-properties fo:color="#000000" style:font-name="NewsGotT3" fo:font-size="13pt" style:font-size-asian="13pt" style:font-size-complex="13pt"/>
    </style:style>
    <style:style style:name="P167" style:family="paragraph" style:parent-style-name="Heading_20_2">
      <style:paragraph-properties fo:text-align="justify" style:justify-single-word="false"/>
      <style:text-properties fo:color="#000000" style:font-name="NewsGotT3" fo:font-size="13pt" style:font-size-asian="13pt" style:font-size-complex="13pt"/>
    </style:style>
    <style:style style:name="P168" style:family="paragraph" style:parent-style-name="Heading_20_2">
      <style:paragraph-properties fo:background-color="transparent">
        <style:background-image/>
      </style:paragraph-properties>
      <style:text-properties style:use-window-font-color="true" style:font-name="NewsGotT3" fo:font-size="13pt" officeooo:rsid="007a4929" officeooo:paragraph-rsid="007a4929" style:font-size-asian="13pt" style:font-size-complex="13pt"/>
    </style:style>
    <style:style style:name="P169" style:family="paragraph" style:parent-style-name="Heading_20_3">
      <style:paragraph-properties fo:margin-left="0cm" fo:margin-right="0cm" fo:text-indent="-1.27cm" style:auto-text-indent="false"/>
    </style:style>
    <style:style style:name="P170" style:family="paragraph" style:parent-style-name="Heading_20_3">
      <style:paragraph-properties fo:margin-left="0cm" fo:margin-right="0cm" fo:text-indent="-1.27cm" style:auto-text-indent="false"/>
      <style:text-properties style:use-window-font-color="true" style:font-name="NewsGotT3" fo:font-size="13pt" style:font-size-asian="13pt" style:font-size-complex="13pt"/>
    </style:style>
    <style:style style:name="P171" style:family="paragraph" style:parent-style-name="Heading_20_3">
      <style:paragraph-properties fo:margin-left="0cm" fo:margin-right="0cm" fo:text-indent="-1.27cm" style:auto-text-indent="false"/>
      <style:text-properties fo:color="#000000"/>
    </style:style>
    <style:style style:name="P172" style:family="paragraph" style:parent-style-name="Nota_20_al_20_pié">
      <style:text-properties officeooo:paragraph-rsid="000a7ddf"/>
    </style:style>
    <style:style style:name="T1" style:family="text">
      <style:text-properties officeooo:rsid="00769a60"/>
    </style:style>
    <style:style style:name="T2" style:family="text">
      <style:text-properties officeooo:rsid="000a7ddf"/>
    </style:style>
    <style:style style:name="T3" style:family="text">
      <style:text-properties officeooo:rsid="005c0a75"/>
    </style:style>
    <style:style style:name="T4" style:family="text">
      <style:text-properties fo:font-weight="normal" style:font-weight-asian="normal" style:font-weight-complex="normal"/>
    </style:style>
    <style:style style:name="T5" style:family="text">
      <style:text-properties fo:font-weight="normal" officeooo:rsid="000a7ddf" style:font-weight-asian="normal" style:font-weight-complex="normal"/>
    </style:style>
    <style:style style:name="T6" style:family="text">
      <style:text-properties fo:font-weight="normal" officeooo:rsid="00a323b7" style:font-weight-asian="normal" style:font-weight-complex="normal"/>
    </style:style>
    <style:style style:name="T7" style:family="text">
      <style:text-properties fo:font-weight="normal" officeooo:rsid="0109300a" style:font-weight-asian="normal" style:font-weight-complex="normal"/>
    </style:style>
    <style:style style:name="T8" style:family="text">
      <style:text-properties fo:font-weight="normal" officeooo:rsid="010b4653" style:font-weight-asian="normal" style:font-weight-complex="normal"/>
    </style:style>
    <style:style style:name="T9" style:family="text">
      <style:text-properties officeooo:rsid="000a7ddf"/>
    </style:style>
    <style:style style:name="T10" style:family="text">
      <style:text-properties officeooo:rsid="005c0a75"/>
    </style:style>
    <style:style style:name="T11" style:family="text">
      <style:text-properties officeooo:rsid="00769a60"/>
    </style:style>
    <style:style style:name="T12" style:family="text">
      <style:text-properties officeooo:rsid="00779f2e"/>
    </style:style>
    <style:style style:name="T13" style:family="text">
      <style:text-properties style:use-window-font-color="true" style:font-name="NewsGotT3" fo:font-size="13pt" style:font-size-asian="13pt" style:font-size-complex="13pt"/>
    </style:style>
    <style:style style:name="T14" style:family="text">
      <style:text-properties style:use-window-font-color="true" style:font-name="NewsGotT3" fo:font-size="13pt" officeooo:rsid="007a4929" style:font-size-asian="13pt" style:font-size-complex="13pt"/>
    </style:style>
    <style:style style:name="T15" style:family="text">
      <style:text-properties style:use-window-font-color="true" style:font-name="NewsGotT3" fo:font-size="13pt" officeooo:rsid="007e6ee1" style:font-size-asian="13pt" style:font-size-complex="13pt"/>
    </style:style>
    <style:style style:name="T16" style:family="text">
      <style:text-properties style:use-window-font-color="true" style:font-name="NewsGotT3" fo:font-size="13pt" officeooo:rsid="007f380c" style:font-size-asian="13pt" style:font-size-complex="13pt"/>
    </style:style>
    <style:style style:name="T17" style:family="text">
      <style:text-properties style:use-window-font-color="true" style:font-name="NewsGotT3" fo:font-size="13pt" officeooo:rsid="0080093e" style:font-size-asian="13pt" style:font-size-complex="13pt"/>
    </style:style>
    <style:style style:name="T18" style:family="text">
      <style:text-properties style:use-window-font-color="true" style:font-name="NewsGotT3" fo:font-size="13pt" officeooo:rsid="008c8030" style:font-size-asian="13pt" style:font-size-complex="13pt"/>
    </style:style>
    <style:style style:name="T19" style:family="text">
      <style:text-properties style:use-window-font-color="true" style:font-name="NewsGotT3" fo:font-size="13pt" officeooo:rsid="00a4b3d1" style:font-size-asian="13pt" style:font-size-complex="13pt"/>
    </style:style>
    <style:style style:name="T20" style:family="text">
      <style:text-properties style:use-window-font-color="true" style:font-name="NewsGotT3" fo:font-size="13pt" officeooo:rsid="00a86d74" style:font-size-asian="13pt" style:font-size-complex="13pt"/>
    </style:style>
    <style:style style:name="T21" style:family="text">
      <style:text-properties style:use-window-font-color="true" style:font-name="NewsGotT3" fo:font-size="13pt" officeooo:rsid="00a8bc8c" style:font-size-asian="13pt" style:font-size-complex="13pt"/>
    </style:style>
    <style:style style:name="T22" style:family="text">
      <style:text-properties style:use-window-font-color="true" style:font-name="NewsGotT3" fo:font-size="13pt" officeooo:rsid="00a9dabb" style:font-size-asian="13pt" style:font-size-complex="13pt"/>
    </style:style>
    <style:style style:name="T23" style:family="text">
      <style:text-properties style:use-window-font-color="true" style:font-name="NewsGotT3" fo:font-size="13pt" officeooo:rsid="00ad7ca3" style:font-size-asian="13pt" style:font-size-complex="13pt"/>
    </style:style>
    <style:style style:name="T24" style:family="text">
      <style:text-properties style:use-window-font-color="true" style:font-name="NewsGotT3" fo:font-size="13pt" officeooo:rsid="00b4358e" style:font-size-asian="13pt" style:font-size-complex="13pt"/>
    </style:style>
    <style:style style:name="T25" style:family="text">
      <style:text-properties style:use-window-font-color="true" style:font-name="NewsGotT3" fo:font-size="13pt" officeooo:rsid="00b65353" style:font-size-asian="13pt" style:font-size-complex="13pt"/>
    </style:style>
    <style:style style:name="T26" style:family="text">
      <style:text-properties style:use-window-font-color="true" style:font-name="NewsGotT3" fo:font-size="13pt" officeooo:rsid="00bbcb0e" style:font-size-asian="13pt" style:font-size-complex="13pt"/>
    </style:style>
    <style:style style:name="T27" style:family="text">
      <style:text-properties style:use-window-font-color="true" style:font-name="NewsGotT3" fo:font-size="13pt" officeooo:rsid="00bd070c" style:font-size-asian="13pt" style:font-size-complex="13pt"/>
    </style:style>
    <style:style style:name="T28" style:family="text">
      <style:text-properties style:use-window-font-color="true" style:font-name="NewsGotT3" fo:font-size="13pt" officeooo:rsid="00c0feb9" style:font-size-asian="13pt" style:font-size-complex="13pt"/>
    </style:style>
    <style:style style:name="T29" style:family="text">
      <style:text-properties style:use-window-font-color="true" style:font-name="NewsGotT3" fo:font-size="13pt" officeooo:rsid="00c27124" style:font-size-asian="13pt" style:font-size-complex="13pt"/>
    </style:style>
    <style:style style:name="T30" style:family="text">
      <style:text-properties style:use-window-font-color="true" style:font-name="NewsGotT3" fo:font-size="13pt" officeooo:rsid="00d2e484" style:font-size-asian="13pt" style:font-size-complex="13pt"/>
    </style:style>
    <style:style style:name="T31" style:family="text">
      <style:text-properties style:use-window-font-color="true" style:font-name="NewsGotT3" fo:font-size="13pt" officeooo:rsid="00d5bd2b" style:font-size-asian="13pt" style:font-size-complex="13pt"/>
    </style:style>
    <style:style style:name="T32" style:family="text">
      <style:text-properties style:use-window-font-color="true" style:font-name="NewsGotT3" fo:font-size="13pt" officeooo:rsid="007cf5df" style:font-size-asian="13pt" style:font-size-complex="13pt"/>
    </style:style>
    <style:style style:name="T33" style:family="text">
      <style:text-properties style:use-window-font-color="true" style:font-name="NewsGotT3" fo:font-size="13pt" officeooo:rsid="00efa82e" style:font-size-asian="13pt" style:font-size-complex="13pt"/>
    </style:style>
    <style:style style:name="T34" style:family="text">
      <style:text-properties style:use-window-font-color="true" style:font-name="NewsGotT3" fo:font-size="13pt" officeooo:rsid="00f17c56" style:font-size-asian="13pt" style:font-size-complex="13pt"/>
    </style:style>
    <style:style style:name="T35" style:family="text">
      <style:text-properties style:use-window-font-color="true" style:font-name="NewsGotT3" fo:font-size="13pt" officeooo:rsid="01068f0c" style:font-size-asian="13pt" style:font-size-complex="13pt"/>
    </style:style>
    <style:style style:name="T36" style:family="text">
      <style:text-properties style:use-window-font-color="true" style:font-name="NewsGotT3" fo:font-size="13pt" fo:font-weight="bold" style:font-size-asian="13pt" style:font-weight-asian="bold" style:font-size-complex="13pt" style:font-weight-complex="bold"/>
    </style:style>
    <style:style style:name="T37" style:family="text">
      <style:text-properties style:use-window-font-color="true" style:font-name="NewsGotT3" fo:font-size="13pt" fo:font-weight="bold" officeooo:rsid="007a0775" style:font-size-asian="13pt" style:font-weight-asian="bold" style:font-size-complex="13pt" style:font-weight-complex="bold"/>
    </style:style>
    <style:style style:name="T38" style:family="text">
      <style:text-properties style:use-window-font-color="true" style:font-name="NewsGotT3" fo:font-size="13pt" fo:font-weight="bold" officeooo:rsid="00d5bd2b" style:font-size-asian="13pt" style:font-weight-asian="bold" style:font-size-complex="13pt" style:font-weight-complex="bold"/>
    </style:style>
    <style:style style:name="T39" style:family="text">
      <style:text-properties style:use-window-font-color="true" style:font-name="NewsGotT3" fo:font-size="10pt" fo:font-style="normal" fo:font-weight="normal" style:font-size-asian="10pt" style:font-style-asian="normal" style:font-weight-asian="normal" style:font-size-complex="10pt" style:font-style-complex="normal" style:font-weight-complex="normal"/>
    </style:style>
    <style:style style:name="T40" style:family="text">
      <style:text-properties style:use-window-font-color="true" style:font-name="NewsGotT3" fo:font-size="10pt" fo:font-style="normal" fo:font-weight="normal" officeooo:rsid="007e6ee1" style:font-size-asian="10pt" style:font-style-asian="normal" style:font-weight-asian="normal" style:font-size-complex="10pt" style:font-style-complex="normal" style:font-weight-complex="normal"/>
    </style:style>
    <style:style style:name="T41" style:family="text">
      <style:text-properties style:use-window-font-color="true" style:font-name="NewsGotT3" fo:font-size="10pt" fo:font-style="normal" fo:font-weight="normal" officeooo:rsid="0083619d" style:font-size-asian="10pt" style:font-style-asian="normal" style:font-weight-asian="normal" style:font-size-complex="10pt" style:font-style-complex="normal" style:font-weight-complex="normal"/>
    </style:style>
    <style:style style:name="T42" style:family="text">
      <style:text-properties style:use-window-font-color="true" style:font-name="NewsGotT3" fo:font-size="10pt" fo:font-style="normal" fo:font-weight="normal" officeooo:rsid="0080093e" style:font-size-asian="10pt" style:font-style-asian="normal" style:font-weight-asian="normal" style:font-size-complex="10pt" style:font-style-complex="normal" style:font-weight-complex="normal"/>
    </style:style>
    <style:style style:name="T43" style:family="text">
      <style:text-properties style:use-window-font-color="true" style:font-name="NewsGotT3" fo:font-size="10pt" fo:font-style="normal" fo:font-weight="normal" officeooo:rsid="00929f79" style:font-size-asian="10pt" style:font-style-asian="normal" style:font-weight-asian="normal" style:font-size-complex="10pt" style:font-style-complex="normal" style:font-weight-complex="normal"/>
    </style:style>
    <style:style style:name="T44" style:family="text">
      <style:text-properties style:use-window-font-color="true" style:font-name="NewsGotT3" fo:font-size="10pt" fo:font-style="normal" fo:font-weight="normal" officeooo:rsid="00b93f68" style:font-size-asian="10pt" style:font-style-asian="normal" style:font-weight-asian="normal" style:font-size-complex="10pt" style:font-style-complex="normal" style:font-weight-complex="normal"/>
    </style:style>
    <style:style style:name="T45" style:family="text">
      <style:text-properties style:use-window-font-color="true" style:font-name="NewsGotT3" fo:font-size="10pt" fo:font-style="normal" fo:font-weight="normal" officeooo:rsid="00970a2f" style:font-size-asian="10pt" style:font-style-asian="normal" style:font-weight-asian="normal" style:font-size-complex="10pt" style:font-style-complex="normal" style:font-weight-complex="normal"/>
    </style:style>
    <style:style style:name="T46" style:family="text">
      <style:text-properties style:use-window-font-color="true" style:font-name="NewsGotT3" fo:font-size="10pt" fo:font-style="normal" fo:font-weight="normal" officeooo:rsid="00999110" style:font-size-asian="10pt" style:font-style-asian="normal" style:font-weight-asian="normal" style:font-size-complex="10pt" style:font-style-complex="normal" style:font-weight-complex="normal"/>
    </style:style>
    <style:style style:name="T47" style:family="text">
      <style:text-properties style:use-window-font-color="true" style:font-name="NewsGotT3" fo:font-size="10pt" fo:font-style="normal" fo:font-weight="normal" officeooo:rsid="00cc7c9d" style:font-size-asian="10pt" style:font-style-asian="normal" style:font-weight-asian="normal" style:font-size-complex="10pt" style:font-style-complex="normal" style:font-weight-complex="normal"/>
    </style:style>
    <style:style style:name="T48" style:family="text">
      <style:text-properties style:use-window-font-color="true" style:font-name="NewsGotT3" fo:font-size="10pt" fo:font-style="normal" fo:font-weight="normal" officeooo:rsid="00de619b" style:font-size-asian="10pt" style:font-style-asian="normal" style:font-weight-asian="normal" style:font-size-complex="10pt" style:font-style-complex="normal" style:font-weight-complex="normal"/>
    </style:style>
    <style:style style:name="T49" style:family="text">
      <style:text-properties style:use-window-font-color="true" style:font-name="NewsGotT3" fo:font-size="10pt" fo:font-style="normal" fo:font-weight="normal" officeooo:rsid="00da85a3" style:font-size-asian="10pt" style:font-style-asian="normal" style:font-weight-asian="normal" style:font-size-complex="10pt" style:font-style-complex="normal" style:font-weight-complex="normal"/>
    </style:style>
    <style:style style:name="T50" style:family="text">
      <style:text-properties fo:color="#000000" style:font-name="NewsGotT3" fo:font-size="13pt" style:font-size-asian="13pt" style:font-size-complex="13pt"/>
    </style:style>
    <style:style style:name="T51" style:family="text">
      <style:text-properties fo:color="#000000" style:font-name="NewsGotT3" fo:font-size="13pt" officeooo:rsid="007a0775" style:font-size-asian="13pt" style:font-size-complex="13pt"/>
    </style:style>
    <style:style style:name="T52" style:family="text">
      <style:text-properties fo:color="#000000" style:font-name="NewsGotT3" fo:font-size="10pt" fo:font-weight="normal" style:font-size-asian="10pt" style:font-weight-asian="normal" style:font-size-complex="10pt" style:font-weight-complex="normal"/>
    </style:style>
    <style:style style:name="T53" style:family="text">
      <style:text-properties officeooo:rsid="008c8030"/>
    </style:style>
    <style:style style:name="T54" style:family="text">
      <style:text-properties officeooo:rsid="0092ef62"/>
    </style:style>
    <style:style style:name="T55" style:family="text">
      <style:text-properties officeooo:rsid="0095fea7"/>
    </style:style>
    <style:style style:name="T56" style:family="text">
      <style:text-properties officeooo:rsid="00993017"/>
    </style:style>
    <style:style style:name="T57" style:family="text">
      <style:text-properties officeooo:rsid="009b6f72"/>
    </style:style>
    <style:style style:name="T58" style:family="text">
      <style:text-properties officeooo:rsid="00a074c0"/>
    </style:style>
    <style:style style:name="T59" style:family="text">
      <style:text-properties fo:font-size="13pt" style:font-size-asian="13pt" style:font-size-complex="13pt"/>
    </style:style>
    <style:style style:name="T60" style:family="text">
      <style:text-properties fo:font-size="13pt" style:font-size-asian="11.3500003814697pt" style:font-size-complex="13pt"/>
    </style:style>
    <style:style style:name="T61" style:family="text">
      <style:text-properties officeooo:rsid="00c5bb8d"/>
    </style:style>
    <style:style style:name="T62" style:family="text">
      <style:text-properties officeooo:rsid="00caed63"/>
    </style:style>
    <style:style style:name="T63" style:family="text">
      <style:text-properties officeooo:rsid="00d5bd2b"/>
    </style:style>
    <style:style style:name="T64" style:family="text">
      <style:text-properties officeooo:rsid="00d6bbac"/>
    </style:style>
    <style:style style:name="T65" style:family="text">
      <style:text-properties officeooo:rsid="00d7b98f"/>
    </style:style>
    <style:style style:name="T66" style:family="text">
      <style:text-properties officeooo:rsid="00da152a"/>
    </style:style>
    <style:style style:name="T67" style:family="text">
      <style:text-properties officeooo:rsid="00da85a3"/>
    </style:style>
    <style:style style:name="T68" style:family="text">
      <style:text-properties officeooo:rsid="00dcdd0c"/>
    </style:style>
    <style:style style:name="T69" style:family="text">
      <style:text-properties officeooo:rsid="00de619b"/>
    </style:style>
    <style:style style:name="T70" style:family="text">
      <style:text-properties officeooo:rsid="00e1b46b"/>
    </style:style>
    <style:style style:name="T71" style:family="text">
      <style:text-properties officeooo:rsid="00e66f56"/>
    </style:style>
    <style:style style:name="T72" style:family="text">
      <style:text-properties fo:font-style="italic" style:font-style-asian="italic" style:font-style-complex="italic"/>
    </style:style>
    <style:style style:name="T73" style:family="text">
      <style:text-properties fo:font-style="normal" fo:font-weight="bold" style:font-style-asian="normal" style:font-weight-asian="bold" style:font-style-complex="normal" style:font-weight-complex="bold"/>
    </style:style>
    <style:style style:name="T74" style:family="text">
      <style:text-properties fo:font-style="normal" fo:font-weight="bold" officeooo:rsid="00d2e484" style:font-style-asian="normal" style:font-weight-asian="bold" style:font-style-complex="normal" style:font-weight-complex="bold"/>
    </style:style>
    <style:style style:name="T75" style:family="text">
      <style:text-properties fo:font-style="normal" fo:font-weight="bold" officeooo:rsid="00d2fde5" style:font-style-asian="normal" style:font-weight-asian="bold" style:font-style-complex="normal" style:font-weight-complex="bold"/>
    </style:style>
    <style:style style:name="T76" style:family="text">
      <style:text-properties fo:font-weight="bold" style:font-weight-asian="bold" style:font-weight-complex="bold"/>
    </style:style>
    <style:style style:name="T77" style:family="text">
      <style:text-properties fo:font-weight="bold" officeooo:rsid="00d5bd2b" style:font-weight-asian="bold" style:font-weight-complex="bold"/>
    </style:style>
    <style:style style:name="T78" style:family="text">
      <style:text-properties fo:font-weight="bold" officeooo:rsid="00d6bbac" style:font-weight-asian="bold" style:font-weight-complex="bold"/>
    </style:style>
    <style:style style:name="T79" style:family="text">
      <style:text-properties fo:font-weight="bold" officeooo:rsid="00e66f56" style:font-weight-asian="bold" style:font-weight-complex="bold"/>
    </style:style>
    <style:style style:name="T80" style:family="text">
      <style:text-properties fo:font-weight="bold" officeooo:rsid="00ec9685" style:font-weight-asian="bold" style:font-weight-complex="bold"/>
    </style:style>
    <style:style style:name="T81" style:family="text">
      <style:text-properties fo:font-weight="bold" officeooo:rsid="00d7b98f" style:font-weight-asian="bold" style:font-weight-complex="bold"/>
    </style:style>
    <style:style style:name="T82" style:family="text">
      <style:text-properties officeooo:rsid="00eabb60"/>
    </style:style>
    <style:style style:name="T83" style:family="text">
      <style:text-properties officeooo:rsid="00ec9685"/>
    </style:style>
    <style:style style:name="T84" style:family="text">
      <style:text-properties officeooo:rsid="00efa82e"/>
    </style:style>
    <style:style style:name="T85" style:family="text">
      <style:text-properties officeooo:rsid="00f0ecc4"/>
    </style:style>
    <style:style style:name="T86" style:family="text">
      <style:text-properties officeooo:rsid="00f354cd"/>
    </style:style>
    <style:style style:name="T87" style:family="text">
      <style:text-properties officeooo:rsid="00f4f386"/>
    </style:style>
    <style:style style:name="T88" style:family="text">
      <style:text-properties officeooo:rsid="00f6e5d9"/>
    </style:style>
    <style:style style:name="T89" style:family="text">
      <style:text-properties officeooo:rsid="00ff22d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text-style style:name="N100">
      <number:text-content/>
    </number:text-style>
  </office:automatic-styles>
  <office:body>
    <office:text text:use-soft-page-breaks="true">
      <office:forms form:automatic-focus="false" form:apply-design-mode="false"/>
      <text:tracked-changes>
        <text:changed-region xml:id="ct57884800" text:id="ct57884800">
          <text:deletion>
            <office:change-info>
              <dc:creator>Unknown Author</dc:creator>
              <dc:date>2015-03-27T10:05:00</dc:date>
            </office:change-info>
            <text:p text:style-name="P1"><text:span text:style-name="T1">16</text:span>/<text:span text:style-name="T2">07</text:span>/201<text:span text:style-name="T3">4</text:span></text:p>
          </text:deletion>
        </text:changed-region>
        <text:changed-region xml:id="ct79852624" text:id="ct79852624">
          <text:insertion>
            <office:change-info>
              <dc:creator>Unknown Author</dc:creator>
              <dc:date>2015-03-27T10:05:00</dc:date>
            </office:change-info>
          </text:insertion>
        </text:changed-region>
        <text:changed-region xml:id="ct79838896" text:id="ct79838896">
          <text:insertion>
            <office:change-info>
              <dc:creator>Unknown Author</dc:creator>
              <dc:date>2015-03-27T10:06:00</dc:date>
            </office:change-info>
          </text:insertion>
        </text:changed-region>
        <text:changed-region xml:id="ct81186640" text:id="ct81186640">
          <text:insertion>
            <office:change-info>
              <dc:creator>Unknown Author</dc:creator>
              <dc:date>2015-03-27T10:06:00</dc:date>
            </office:change-info>
          </text:insertion>
        </text:changed-region>
        <text:changed-region xml:id="ct82476560" text:id="ct82476560">
          <text:insertion>
            <office:change-info>
              <dc:creator>Unknown Author</dc:creator>
              <dc:date>2015-03-27T10:06:00</dc:date>
            </office:change-info>
          </text:insertion>
        </text:changed-region>
        <text:changed-region xml:id="ct82496128" text:id="ct82496128">
          <text:insertion>
            <office:change-info>
              <dc:creator>Unknown Author</dc:creator>
              <dc:date>2015-03-27T10:06:00</dc:date>
            </office:change-info>
          </text:insertion>
        </text:changed-region>
        <text:changed-region xml:id="ct65257216" text:id="ct65257216">
          <text:insertion>
            <office:change-info>
              <dc:creator>Unknown Author</dc:creator>
              <dc:date>2015-03-27T10:07:00</dc:date>
            </office:change-info>
          </text:insertion>
        </text:changed-region>
        <text:changed-region xml:id="ct80639312" text:id="ct80639312">
          <text:insertion>
            <office:change-info>
              <dc:creator>Unknown Author</dc:creator>
              <dc:date>2015-03-27T10:35:00</dc:date>
            </office:change-info>
          </text:insertion>
        </text:changed-region>
        <text:changed-region xml:id="ct81264224" text:id="ct81264224">
          <text:insertion>
            <office:change-info>
              <dc:creator>Unknown Author</dc:creator>
              <dc:date>2015-03-27T10:36:00</dc:date>
            </office:change-info>
          </text:insertion>
        </text:changed-region>
        <text:changed-region xml:id="ct87161616" text:id="ct87161616">
          <text:insertion>
            <office:change-info>
              <dc:creator>Unknown Author</dc:creator>
              <dc:date>2015-03-27T10:58:00</dc:date>
            </office:change-info>
          </text:insertion>
        </text:changed-region>
        <text:changed-region xml:id="ct84686240" text:id="ct84686240">
          <text:insertion>
            <office:change-info>
              <dc:creator>Unknown Author</dc:creator>
              <dc:date>2015-03-27T10:59:00</dc:date>
            </office:change-info>
          </text:insertion>
        </text:changed-region>
        <text:changed-region xml:id="ct84605984" text:id="ct84605984">
          <text:insertion>
            <office:change-info>
              <dc:creator>Unknown Author</dc:creator>
              <dc:date>2015-03-27T11:26:00</dc:date>
            </office:change-info>
          </text:insertion>
        </text:changed-region>
        <text:changed-region xml:id="ct81109760" text:id="ct81109760">
          <text:insertion>
            <office:change-info>
              <dc:creator>Unknown Author</dc:creator>
              <dc:date>2015-03-27T11:27:00</dc:date>
            </office:change-info>
          </text:insertion>
        </text:changed-region>
        <text:changed-region xml:id="ct75568560" text:id="ct75568560">
          <text:insertion>
            <office:change-info>
              <dc:creator>Unknown Author</dc:creator>
              <dc:date>2015-03-27T11:28:00</dc:date>
            </office:change-info>
          </text:insertion>
        </text:changed-region>
      </text:tracked-changes>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 office:value-type="string" office:string-value="Plataforma de interoperabilidad de la Junta de Andalucía" text:name="Subject"/>
      </text:user-field-decls>
      <text:p text:style-name="P131"/>
      <text:p text:style-name="Standard"/>
      <text:p text:style-name="Standard"><draw:frame draw:style-name="fr1"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P73"><text:subject>Pautas Desarrollo SOA</text:subject></text:p>
      <text:p text:style-name="P74"><text:title>Pautas para el desarrollo de componentes orientados a una arquitectura de servicios</text:title></text:p>
      <text:p text:style-name="P76"/>
      <text:p text:style-name="P75"/>
      <text:p text:style-name="P75"/>
      <text:p text:style-name="P75"/>
      <text:p text:style-name="P75"/>
      <text:p text:style-name="P75"/>
      <text:p text:style-name="Nota_20_al_20_pié">Versión: <text:keywords>0101</text:keywords></text:p>
      <text:p text:style-name="P1">Fecha:<text:change text:change-id="ct57884800"/><text:change-start text:change-id="ct79852624"/><text:span text:style-name="T3">27/03/2015</text:span><text:change-end text:change-id="ct79852624"/> </text:p>
      <text:p text:style-name="Nota_20_al_20_pié"/>
      <text:p text:style-name="Nota_20_al_20_pié"/>
      <text:p text:style-name="P77">[<text:span text:style-name="T12">1</text:span>.<text:span text:style-name="T12">0</text:span>.0.<text:span text:style-name="T12">0</text:span>]</text:p>
      <table:table table:name="Tabla5" table:style-name="Tabla5">
        <table:table-column table:style-name="Tabla5.A"/>
        <table:table-row>
          <table:table-cell table:style-name="Tabla5.A1" office:value-type="string">
            <text:p text:style-name="P47">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P3"/>
      <text:p text:style-name="P78"><text:soft-page-break/>HOJA DE CONTROL</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38">Organismo</text:p>
          </table:table-cell>
          <table:table-cell table:style-name="Tabla1.B1" table:number-columns-spanned="3" office:value-type="string">
            <text:p text:style-name="P72"><text:user-defined style:data-style-name="N0" text:name="Departamento">Consejería de Hacienda y Administración Pública</text:user-defined></text:p>
          </table:table-cell>
          <table:covered-table-cell/>
          <table:covered-table-cell/>
        </table:table-row>
        <table:table-row>
          <table:table-cell table:style-name="Tabla1.A2" office:value-type="string">
            <text:p text:style-name="P38">Proyecto</text:p>
          </table:table-cell>
          <table:table-cell table:style-name="Tabla1.B4" table:number-columns-spanned="3" office:value-type="string">
            <text:p text:style-name="Table_20_Contents"><text:bookmark-start text:name="__DdeLink__323_258527374"/><text:subject>Pautas Desarrollo SOA</text:subject><text:bookmark-end text:name="__DdeLink__323_258527374"/></text:p>
          </table:table-cell>
          <table:covered-table-cell/>
          <table:covered-table-cell/>
        </table:table-row>
        <table:table-row>
          <table:table-cell table:style-name="Tabla1.A2" office:value-type="string">
            <text:p text:style-name="P38">Entregable</text:p>
          </table:table-cell>
          <table:table-cell table:style-name="Tabla1.B4" table:number-columns-spanned="3" office:value-type="string">
            <text:p text:style-name="Table_20_Contents"><text:title>Pautas para el desarrollo de componentes orientados a una arquitectura de servicios</text:title></text:p>
          </table:table-cell>
          <table:covered-table-cell/>
          <table:covered-table-cell/>
        </table:table-row>
        <table:table-row>
          <table:table-cell table:style-name="Tabla1.A2" office:value-type="string">
            <text:p text:style-name="P38">Autor</text:p>
          </table:table-cell>
          <table:table-cell table:style-name="Tabla1.B4" table:number-columns-spanned="3" office:value-type="string">
            <text:p text:style-name="P42">Unidad de Proyectos de Sistemas Horizontales</text:p>
          </table:table-cell>
          <table:covered-table-cell/>
          <table:covered-table-cell/>
        </table:table-row>
        <table:table-row>
          <table:table-cell table:style-name="Tabla1.A2" office:value-type="string">
            <text:p text:style-name="P38">Aprobado por</text:p>
          </table:table-cell>
          <table:table-cell table:style-name="Tabla1.B6" office:value-type="string">
            <text:p text:style-name="Table_20_Contents"/>
          </table:table-cell>
          <table:table-cell table:style-name="Tabla1.A2" office:value-type="string">
            <text:p text:style-name="P38">Fecha Aprobación</text:p>
          </table:table-cell>
          <table:table-cell table:style-name="Tabla1.D6" office:value-type="string">
            <text:p text:style-name="P40"/>
          </table:table-cell>
        </table:table-row>
        <table:table-row>
          <table:table-cell table:style-name="Tabla1.A6" office:value-type="string">
            <text:p text:style-name="P38"/>
          </table:table-cell>
          <table:table-cell table:style-name="Tabla1.B6" office:value-type="string">
            <text:p text:style-name="Table_20_Contents"/>
          </table:table-cell>
          <table:table-cell table:style-name="Tabla1.A2" office:value-type="string">
            <text:p text:style-name="P38">Nº Total de Páginas</text:p>
          </table:table-cell>
          <table:table-cell table:style-name="Tabla1.D6" office:value-type="string">
            <text:p text:style-name="P40"><text:page-count>21</text:page-count></text:p>
          </table:table-cell>
        </table:table-row>
      </table:table>
      <text:p text:style-name="Standard"/>
      <text:p text:style-name="P34">REGISTRO DE CAMBIOS</text:p>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39">Versión</text:p>
          </table:table-cell>
          <table:table-cell table:style-name="Tabla3.A1" office:value-type="string">
            <text:p text:style-name="P39">Causa del Cambio</text:p>
          </table:table-cell>
          <table:table-cell table:style-name="Tabla3.A1" office:value-type="string">
            <text:p text:style-name="P39">Responsable del Cambio</text:p>
          </table:table-cell>
          <table:table-cell table:style-name="Tabla3.D1" office:value-type="string">
            <text:p text:style-name="P39">Fecha del Cambio</text:p>
          </table:table-cell>
        </table:table-row>
        <table:table-row>
          <table:table-cell table:style-name="Tabla3.A2" office:value-type="float" office:value="100">
            <text:p text:style-name="P40">0100</text:p>
          </table:table-cell>
          <table:table-cell table:style-name="Tabla3.B2" office:value-type="string">
            <text:p text:style-name="P45">Versión inicial</text:p>
          </table:table-cell>
          <table:table-cell table:style-name="Tabla3.C2" office:value-type="string">
            <text:p text:style-name="P43">Unidad de Proyectos de Sistemas Horizontales</text:p>
          </table:table-cell>
          <table:table-cell table:style-name="Tabla3.D2" office:value-type="string">
            <text:p text:style-name="P40"><text:span text:style-name="T1">16</text:span>/0<text:span text:style-name="T1">7</text:span>/201<text:span text:style-name="T1">4</text:span></text:p>
          </table:table-cell>
        </table:table-row>
        <table:table-row>
          <table:table-cell table:style-name="Tabla3.A3" office:value-type="float" office:value="0">
            <text:p text:style-name="P128"><text:change-start text:change-id="ct79838896"/>0101<text:change-end text:change-id="ct79838896"/></text:p>
          </table:table-cell>
          <table:table-cell table:style-name="Tabla3.B3" office:value-type="string">
            <text:p text:style-name="P129"><text:change-start text:change-id="ct81186640"/>Actualización de contenidos para definir los requisitos necesarios a cubrir para la interoperabilidad de sistemas<text:change-end text:change-id="ct81186640"/></text:p>
          </table:table-cell>
          <table:table-cell table:style-name="Tabla3.C3" office:value-type="string">
            <text:p text:style-name="P127"><text:change-start text:change-id="ct82476560"/>Unidad de Proyectos de Sistemas Horizontales<text:change-end text:change-id="ct82476560"/></text:p>
          </table:table-cell>
          <table:table-cell table:style-name="Tabla3.D3" office:value-type="string">
            <text:p text:style-name="P128"><text:change-start text:change-id="ct82496128"/>27/03/2015<text:change-end text:change-id="ct82496128"/></text:p>
          </table:table-cell>
        </table:table-row>
      </table:table>
      <text:p text:style-name="Standard"/>
      <text:p text:style-name="P34">CONTROL DE DISTRIBUCIÓN</text:p>
      <table:table table:name="Tabla4" table:style-name="Tabla4">
        <table:table-column table:style-name="Tabla4.A"/>
        <table:table-row>
          <table:table-cell table:style-name="Tabla4.A1" office:value-type="string">
            <text:p text:style-name="P38">Nombre y Apellidos</text:p>
          </table:table-cell>
        </table:table-row>
        <table:table-row>
          <table:table-cell table:style-name="Tabla4.A2" office:value-type="string">
            <text:p text:style-name="P41">Antonio Blanco Morales (<text:span text:style-name="T2">CHAP</text:span>)</text:p>
          </table:table-cell>
        </table:table-row>
        <table:table-row>
          <table:table-cell table:style-name="Tabla4.A3" office:value-type="string">
            <text:p text:style-name="P44">Francisco Rodríguez Corredor <text:span text:style-name="T4">(</text:span><text:span text:style-name="T5">SANDETEL</text:span><text:span text:style-name="T4">)</text:span></text:p>
          </table:table-cell>
        </table:table-row>
        <table:table-row>
          <table:table-cell table:style-name="Tabla4.A4" office:value-type="string">
            <text:p text:style-name="P46">Juan Antonio Campano Berlanga (SANDETEL)</text:p>
          </table:table-cell>
        </table:table-row>
        <table:table-row>
          <table:table-cell table:style-name="Tabla4.A5" office:value-type="string">
            <text:p text:style-name="P130"><text:change-start text:change-id="ct65257216"/>Maribel Villar Contreras (SANDETEL)<text:change-end text:change-id="ct65257216"/></text:p>
          </table:table-cell>
        </table:table-row>
      </table:table>
      <text:p text:style-name="Standard"><text:soft-page-break/></text:p>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Índice de contenido1_Head">
            <text:p text:style-name="P126">ÍNDICE</text:p>
          </text:index-title>
          <text:p text:style-name="P125"><text:a xlink:type="simple" xlink:href="#__RefHeading__1984_1977503599" text:style-name="Internet_20_link" text:visited-style-name="Internet_20_link">INTRODUCCIÓN<text:tab/>4</text:a></text:p>
          <text:p text:style-name="P124"><text:a xlink:type="simple" xlink:href="#__RefHeading__1986_1977503599" text:style-name="Internet_20_link" text:visited-style-name="Internet_20_link">1.1 Objeto<text:tab/>4</text:a></text:p>
          <text:p text:style-name="P124"><text:a xlink:type="simple" xlink:href="#__RefHeading__1988_1977503599" text:style-name="Internet_20_link" text:visited-style-name="Internet_20_link">1.2 Alcance<text:tab/>4</text:a></text:p>
          <text:p text:style-name="P125"><text:a xlink:type="simple" xlink:href="#__RefHeading__1990_1977503599" text:style-name="Internet_20_link" text:visited-style-name="Internet_20_link">Recomendaciones para el desarrollo de servicios WEB<text:tab/>5</text:a></text:p>
          <text:p text:style-name="P124"><text:a xlink:type="simple" xlink:href="#__RefHeading__1996_1977503599" text:style-name="Internet_20_link" text:visited-style-name="Internet_20_link">2.1 Principales estándares<text:tab/>5</text:a></text:p>
          <text:p text:style-name="P123"><text:a xlink:type="simple" xlink:href="#__RefHeading__15447_2001065268" text:style-name="Internet_20_link" text:visited-style-name="Internet_20_link">2.1.1 WS-I (Interoperability)<text:tab/>5</text:a></text:p>
          <text:p text:style-name="P123"><text:a xlink:type="simple" xlink:href="#__RefHeading__15449_2001065268" text:style-name="Internet_20_link" text:visited-style-name="Internet_20_link">2.1.2 WS-Security<text:tab/>6</text:a></text:p>
          <text:p text:style-name="P123"><text:a xlink:type="simple" xlink:href="#__RefHeading__15451_2001065268" text:style-name="Internet_20_link" text:visited-style-name="Internet_20_link">2.1.3 WS-RM (ReliableMessaging)<text:tab/>7</text:a></text:p>
          <text:p text:style-name="P123"><text:a xlink:type="simple" xlink:href="#__RefHeading__15453_2001065268" text:style-name="Internet_20_link" text:visited-style-name="Internet_20_link">2.1.4 WS-Policy<text:tab/>8</text:a></text:p>
          <text:p text:style-name="P123"><text:a xlink:type="simple" xlink:href="#__RefHeading__15729_2001065268" text:style-name="Internet_20_link" text:visited-style-name="Internet_20_link">2.1.5 WS-Addressing<text:tab/>8</text:a></text:p>
          <text:p text:style-name="P124"><text:a xlink:type="simple" xlink:href="#__RefHeading__15455_2001065268" text:style-name="Internet_20_link" text:visited-style-name="Internet_20_link">2.2 Buenas prácticas para el desarrollo SOA<text:tab/>10</text:a></text:p>
          <text:p text:style-name="P125"><text:a xlink:type="simple" xlink:href="#__RefHeading__2147_642296061" text:style-name="Internet_20_link" text:visited-style-name="Internet_20_link">Referencias y enlaces<text:tab/>17</text:a></text:p>
          <text:p text:style-name="P125"><text:a xlink:type="simple" xlink:href="#__RefHeading__2526_642296061" text:style-name="Internet_20_link" text:visited-style-name="Internet_20_link">Bibliografía<text:tab/>18</text:a></text:p>
        </text:index-body>
      </text:table-of-content>
      <text:p text:style-name="Standard"/>
      <text:h text:style-name="P161" text:outline-level="1"><text:bookmark-start text:name="__RefHeading__1984_1977503599"/>INTRODUCCIÓN<text:bookmark-end text:name="__RefHeading__1984_1977503599"/></text:h>
      <text:h text:style-name="P166" text:outline-level="2"><text:bookmark-start text:name="__RefHeading__1986_1977503599"/>Objeto<text:bookmark-end text:name="__RefHeading__1986_1977503599"/></text:h>
      <text:p text:style-name="P37">El presente documento tiene como fin realizar una propuesta de recomendación técnica inicial para el desarrollo de componentes software orientados a servicios y sus clientes.</text:p>
      <text:p text:style-name="P35"/>
      <text:h text:style-name="P167" text:outline-level="2"><text:bookmark-start text:name="__RefHeading__1988_1977503599"/>Alcance<text:bookmark-end text:name="__RefHeading__1988_1977503599"/></text:h>
      <text:p text:style-name="P48">Este documento estará disponible para cualquier organismo u ente instrumental interesado en desarrollar componentes software que vayan a ser desplegados en el Bus de Servicios Empresariales de la Consejería de Hacienda y Administraciones Públicas.</text:p>
      <text:p text:style-name="P36"/>
      <text:h text:style-name="P162" text:outline-level="1"><text:bookmark-start text:name="__RefHeading__1990_1977503599"/>Recomendaciones para el desarrollo de servicios WEB<text:bookmark-end text:name="__RefHeading__1990_1977503599"/></text:h>
      <text:p text:style-name="P51"/>
      <text:p text:style-name="P51"><text:span text:style-name="T51">E</text:span><text:span text:style-name="T50">n los siguientes apartados se detallaran los principales estándares y pautas a utilizar para el desarrollo de componentes de negocio orientados a proveer servicios.</text:span></text:p>
      <text:p text:style-name="P49"/>
      <text:h text:style-name="P168" text:outline-level="2"><text:bookmark-start text:name="__RefHeading__1996_1977503599"/>Principales estándares <text:bookmark-end text:name="__RefHeading__1996_1977503599"/></text:h>
      <text:p text:style-name="P80"/>
      <text:h text:style-name="P169" text:outline-level="3"><text:bookmark-start text:name="__RefHeading__15447_2001065268"/><text:span text:style-name="T14">W</text:span><text:span text:style-name="T13">S-I (Interoperability)</text:span><text:bookmark-end text:name="__RefHeading__15447_2001065268"/></text:h>
      <text:p text:style-name="P109">WS-I es un conjunto de especificaciones y buenas prácticas definidos por la industria para desarrollar servicios web interoperables independientemente de la tecnología con que fueron desarrollados. </text:p>
      <text:p text:style-name="P109">Hay varios estándares que necesitan ser coordinados para llevar a buen término las cuestiones de interoperabilidad de servicios. Dichos estándares se están desarrollando en paralelo y de manera independiente. Para superar estas cuestiones, la WS-I ha desarrollado el concepto de 'perfil' (profile). La WS-I define un perfil como:</text:p>
      <text:p text:style-name="P81"/>
      <text:p text:style-name="P114">Un conjunto de definiciones/especificaciones comúnmente aceptadas por la industria y a partir del apoyo a estándares basados en XML, junto con un conjunto de indicaciones que recomiendan cómo se deben usar las especificaciones para desarrollar servicios web interoperables entre sí.</text:p>
      <text:p text:style-name="P82"/>
      <text:p text:style-name="P84"><text:span text:style-name="T13">En el Marco de Desarrollo de la Junta de Andaluc</text:span><text:span text:style-name="T26">í</text:span><text:span text:style-name="T13">a (</text:span><text:span text:style-name="T26">en adelante </text:span><text:span text:style-name="T13">MADEJA), se menciona explícitamente que es obligatorio el uso de WS-I Basic Profile 1.1 </text:span><text:a xlink:type="simple" xlink:href="http://madeja.i-administracion.junta-andalucia.es/servicios/madeja/contenido/libro-pautas/320"><text:span text:style-name="T15">[1]</text:span></text:a></text:p>
      <text:p text:style-name="P132"/>
      <text:p text:style-name="P88"><text:span text:style-name="T60">Aunque esta obligación debería ser revisada, siendo la recomendación del proyecto de INTEROPERABILIDAD utilizar <text:s/></text:span><text:span text:style-name="T32">WS-I Basic Profile </text:span><text:span text:style-name="T13">2</text:span><text:span text:style-name="T32">.</text:span><text:span text:style-name="T13">0, que incorpora mejoras tales como:</text:span></text:p>
      <text:p text:style-name="P95"/>
      <text:list xml:id="list6379056405821708279" text:style-name="L1">
        <text:list-item>
          <text:p text:style-name="P135"><text:soft-page-break/>Attachments Profile Version 1.0 </text:p>
        </text:list-item>
        <text:list-item>
          <text:p text:style-name="P135">Introducción del protocolo SOAP 1.2</text:p>
        </text:list-item>
        <text:list-item>
          <text:p text:style-name="P135">MTOM</text:p>
        </text:list-item>
        <text:list-item>
          <text:p text:style-name="P136">Mejoras adicionales</text:p>
        </text:list-item>
      </text:list>
      <text:p text:style-name="P115"/>
      <text:p text:style-name="P115">Los perfiles mencionados pueden consultarse en las siguientes URL<text:span text:style-name="T89">s:</text:span></text:p>
      <text:p text:style-name="P94"><text:a xlink:type="simple" xlink:href="http://www.ws-i.org/Profiles/BasicProfile-1.1.html"><text:span text:style-name="T59">[2]</text:span></text:a><text:span text:style-name="T59"> Basic Profile 1.1</text:span></text:p>
      <text:p text:style-name="P94"><text:a xlink:type="simple" xlink:href="http://ws-i.org/Profiles/BasicProfile-2.0-2010-11-09.html"><text:span text:style-name="T59">[3]</text:span></text:a><text:span text:style-name="T59"> Basic Profile 2.0</text:span></text:p>
      <text:p text:style-name="P115"/>
      <text:p text:style-name="P85"><text:span text:style-name="T16">Se pueden utilizar </text:span><text:span text:style-name="T17">diversas herramientas para realizar la validación de perfil. En la página oficial de WS-I, se pueden encontrar algunas de estas herramientas </text:span><text:a xlink:type="simple" xlink:href="http://www.ws-i.org/deliverables/workinggroup.aspx?wg=testingtools">[</text:a><text:a xlink:type="simple" xlink:href="http://www.ws-i.org/deliverables/workinggroup.aspx?wg=testingtools"><text:span text:style-name="T33">4</text:span></text:a><text:a xlink:type="simple" xlink:href="http://www.ws-i.org/deliverables/workinggroup.aspx?wg=testingtools"><text:span text:style-name="T17">]</text:span></text:a></text:p>
      <text:p text:style-name="P87"/>
      <text:p text:style-name="P116">U otras, como WSIHero <text:a xlink:type="simple" xlink:href="http://webservices20.blogspot.com.es/2010/11/wsihero-gui-utility-for-web-services.html"><text:span text:style-name="T84">[5]</text:span></text:a></text:p>
      <text:p text:style-name="P86"/>
      <text:p text:style-name="P86"/>
      <text:h text:style-name="P170" text:outline-level="3"><text:bookmark-start text:name="__RefHeading__15449_2001065268"/>WS-Security<text:bookmark-end text:name="__RefHeading__15449_2001065268"/></text:h>
      <text:p text:style-name="P88"/>
      <text:p text:style-name="P117">WS-Security es un protocolo de comunicaciones que suministra un medio para aplicar seguridad a los Servicios Web.</text:p>
      <text:p text:style-name="P118">WS-Security especifica un procedimiento que permite añadir tokens de seguridad a los mensajes en los intercambios de información. Un token de seguridad está compuesto por varias declaraciones de seguridad. No se especifica ningún tipo de token de seguridad a aplicar con WS-Security dado el carácter extensible del estándar y soportar varios formatos actualmente.</text:p>
      <text:p text:style-name="P89"/>
      <text:p text:style-name="P118">MADEJA recomienda el uso de WS-Security, aunque no hace obligatorio su uso <text:a xlink:type="simple" xlink:href="http://madeja.i-administracion.junta-andalucia.es/servicios/madeja/contenido/libro-pautas/282#WS-Security"><text:span text:style-name="T85">[6]</text:span></text:a>.</text:p>
      <text:p text:style-name="P89"/>
      <text:p text:style-name="P118"/>
      <text:p text:style-name="P89"><text:soft-page-break/></text:p>
      <text:p text:style-name="P90"><text:span text:style-name="T13">Desde el proyecto de INTEROPERABILIDAD se recomienda su uso. En aquellos casos en los que en el desarrollo de los componentes no se haya tenido en cuenta su utilización, el BUS podrá dotar de esta funcionalidad a los servicios existentes. </text:span><text:span text:style-name="T18">Los integradores deberán tener en cuenta su uso para realizar sus </text:span><text:span text:style-name="T27">desarrollos.</text:span></text:p>
      <text:p text:style-name="P90"/>
      <text:p text:style-name="P119"/>
      <text:h text:style-name="P171" text:outline-level="3"><text:bookmark-start text:name="__RefHeading__15451_2001065268"/>WS-RM <text:span text:style-name="T53">(ReliableMessaging)</text:span><text:bookmark-end text:name="__RefHeading__15451_2001065268"/></text:h>
      <text:p text:style-name="P96"/>
      <text:p text:style-name="P97">Describe un protocolo que permite el envío confiable de mensajes entre dos nodos en un medio no fiable (fallas en sistemas, componentes o conexión). El objetivo es asegurar que los mensajes <text:s/>son correctamente transferidos desde el emisor hasta el receptor. <text:span text:style-name="T54">A grandes rasgos el funcionamiento sería el siguiente: un cliente envía una secuencia de mensajes (la secuencia puede ser tan corta como un único mensaje) a través de un enlace de comunicación y pide confirmación al receptor sobre la correcta recepción del mismo. La confirmación se envía al cliente de forma individual para cada mensaje, o una única confirmación que agrupe a un conjunto de mensajes. Una vez que el cliente recibe la confirmación, puede tener seguridad de que el mensaje ha llegado al destino correctamente. Cosa distinta, es el procesamiento que dicho mensaje tenga en el destino.</text:span></text:p>
      <text:p text:style-name="P97">El protocolo es independiente de la forma de transporte sin embargo se definió en esta especificación un enlace utilizando SOAP <text:span text:style-name="T54">y WSDL</text:span>.</text:p>
      <text:p text:style-name="P96"/>
      <text:p text:style-name="P98"><text:span text:style-name="T72">MADEJA recomienda el uso de WS-ReliableMessaging</text:span> <text:a xlink:type="simple" xlink:href="http://madeja.i-administracion.junta-andalucia.es/servicios/madeja/contenido/libro-pautas/320#WS-ReliableMessaging"><text:span text:style-name="T85">[7]</text:span></text:a></text:p>
      <text:p text:style-name="P98"/>
      <text:p text:style-name="P99">Desde el proyecto de INTEROPRABILIDAD consideramos que la entrega fiable de mensajes debe ser una prioridad en una arquitectura SOA, por lo que su uso debería ser obligatorio.</text:p>
      <text:p text:style-name="P96"/>
      <text:p text:style-name="P115"><text:soft-page-break/></text:p>
      <text:p text:style-name="P96"/>
      <text:h text:style-name="P169" text:outline-level="3"><text:bookmark-start text:name="__RefHeading__15453_2001065268"/><text:span text:style-name="T13">WS-</text:span><text:span text:style-name="T20">Policy</text:span><text:bookmark-end text:name="__RefHeading__15453_2001065268"/></text:h>
      <text:p text:style-name="P91"/>
      <text:p text:style-name="P92"><text:span text:style-name="T21"><text:s/>WS-Policy es una especificación que permite a un servicio web tener un conjunto de reglas que se deben cumplir. </text:span><text:span text:style-name="T13">Esta especificación permite a los programadores de servicios web anunciar sus políticas relativas a seguridad, calidad de servicio, etc. y a los clientes de servicios web especificar sus requisitos de calidad de servicio, seguridad, latencia, etc. </text:span><text:span text:style-name="T22">El objetivo de WS-Policy es <text:s/>especificar información de directivas que deben respetar los consumidores del servicio web.</text:span></text:p>
      <text:p text:style-name="P120"><text:s/>Es de vital importancia a la hora de integrar los servicios Web, ya que si presentan cierta complejidad, es muy necesario conocer los detalles del XML que lo define, además de otros requisitos o capacidades adicionales.</text:p>
      <text:p text:style-name="P93"><text:span text:style-name="T13">Esta especificación será utilizada para definir tanto las políticas de seguridad como las concernientes al envío garantizado de mensajes, </text:span><text:span text:style-name="T23">entre otras.</text:span></text:p>
      <text:p text:style-name="P80"/>
      <text:h text:style-name="P169" text:outline-level="3"><text:bookmark-start text:name="__RefHeading__15729_2001065268"/><text:span text:style-name="T14">W</text:span><text:span text:style-name="T13">S-Addressing</text:span><text:bookmark-end text:name="__RefHeading__15729_2001065268"/></text:h>
      <text:p text:style-name="P104"/>
      <text:p text:style-name="P106"><text:span text:style-name="T13">Esta especificación provee de un mecanismo por el cual se pueden identificar servicios web y mensajes de servicios web independientemente del protocolo de transporte utilizado. </text:span><text:span text:style-name="T24">Para ello, en la especificación, se hace uso de un conjunto de cabeceras SOAP.</text:span><text:span text:style-name="T13"> WS-Addressing define un espacio de nombres que se utiliza para identificar servicios web. </text:span><text:span text:style-name="T25">WS-Addressing ofrece seguridad de extremo a extremo a la mensajería SOAP . Independientemente de los tipos de intermediarios como puertos, workstations, cortafuegos, etc. que sean atravesados por un bloque en el camino al receptor, todo aquel que se encuentre por el camino sabrá:</text:span></text:p>
      <text:p text:style-name="P110"/>
      <text:list xml:id="list3138659835173292657" text:style-name="L2">
        <text:list-item>
          <text:p text:style-name="P139">De dónde viene</text:p>
        </text:list-item>
        <text:list-item>
          <text:p text:style-name="P139">(Dirección postal) La dirección a donde se supone que va</text:p>
        </text:list-item>
        <text:list-item>
          <text:p text:style-name="P139"><text:soft-page-break/>(Att) La persona o servicio específico en esa dirección que se supone va a recibirlo</text:p>
        </text:list-item>
        <text:list-item>
          <text:p text:style-name="P139">Dónde debería ir si no puede ser remitido como estaba previsto</text:p>
        </text:list-item>
        <text:list-item>
          <text:p text:style-name="P139">Todo esto lo incluye en la cabecera del mensaje SOAP ()</text:p>
        </text:list-item>
      </text:list>
      <text:p text:style-name="P83"/>
      <text:p text:style-name="P28"/>
      <text:p text:style-name="P15">WS-Addressing convierte a los mensaje en unidades autónomas de comunicación. La especificación WS-Addressing define dos tipos de elementos que se incorporan en el mensajes SOAP:</text:p>
      <text:p text:style-name="P28"/>
      <text:list xml:id="list2727163473587036924" text:style-name="L3">
        <text:list-item>
          <text:p text:style-name="P140">Endpoint References (EPR), referencias de invocación, que identifican al punto donde deben ser dirigidas las peticiones.</text:p>
        </text:list-item>
        <text:list-item>
          <text:p text:style-name="P140">Message Information Headers, son cabeceras específicas que contienen información relacionada con la identificación que caracteriza al mensaje.</text:p>
        </text:list-item>
      </text:list>
      <text:p text:style-name="P107"/>
      <text:p text:style-name="P144">Un EPR, es una entidad, procesador o recurso donde los mensajes de Servicios Web se pueden dirigir. Los EPR transmiten la información necesaria para identificar/referenciar a un determinado Servicio Web. Esta especificación define una familia de cabeceras con información que permite el direccionamiento de mensajes independientemente del transporte subyacente utilizado. Estas cabeceras transmiten características del mensaje de extremo a extremo, tales como direccionamiento de origen y los puntos finales de destino así como un identificador del mensaje.</text:p>
      <text:p text:style-name="P111">Esta especificación cuenta con implementaciones en la mayoría frameworks de Servicios Webs.</text:p>
      <text:p text:style-name="P105"/>
      <text:p text:style-name="P108"><text:span text:style-name="T24">M</text:span><text:span text:style-name="T13">ADEJA, recoge su utilización como obligatoria y explicita la utilización del elemento MessageID, definido en la especificación como opcional, en obligatorio </text:span><text:a xlink:type="simple" xlink:href="http://madeja.i-administracion.junta-andalucia.es/servicios/madeja/contenido/pauta/31"><text:span text:style-name="T34">[8]</text:span></text:a><text:span text:style-name="T13">.</text:span></text:p>
      <text:p text:style-name="P108"/>
      <text:p text:style-name="P112"/>
      <text:p text:style-name="P80"/>
      <text:p text:style-name="P80"><text:soft-page-break/></text:p>
      <text:h text:style-name="Heading_20_1" text:outline-level="1"><text:bookmark-start text:name="__RefHeading__15455_2001065268"/><text:span text:style-name="T14">B</text:span><text:span text:style-name="T13">uenas prácticas para el desarrollo SOA</text:span><text:bookmark-end text:name="__RefHeading__15455_2001065268"/></text:h>
      <text:p text:style-name="P155"/>
      <text:p text:style-name="P121"><text:span text:style-name="T13"><text:tab/><text:tab/></text:span><text:span text:style-name="T30">A continuación se muestra un listado de buenas practicas, recomendadas en la elaboración de Servicios Web:</text:span></text:p>
      <text:p text:style-name="P29"/>
      <text:p text:style-name="P100"><text:span text:style-name="T74">Utilizar aproximación “</text:span><text:span text:style-name="T73">Contract-First” </text:span><text:span text:style-name="T75">durante el desarrollo</text:span><text:span text:style-name="T73">:</text:span> Es una de las principales claves para la interoperabilidad real e independiente de la tecnología, en contraposición con la aproximación “Code-Fisrt”. En esta última aproximación, <text:s/>primero se codifica el servicio dentro del lenguaje de programación y después se genera el WSDL describiendo el servicio de forma automática, a través del framework de Servicios Webs elegido. Es una opción ampliamente utilizada, dada su simplicidad y rapidez a la ahora de crear Servicios Webs. <text:span text:style-name="T55">Sin embargo, esta opción presenta una serie de inconvenientes que desaconsejan su uso. El contrato del servicio está muy ligado a la implementación del mismo, de forma que un cambio en dicha implementación puede conllevar cambios en el WSDL. Además, el contrato está también muy ligado al framework de programación empleado, de forma que un cambio de framework o una actualización de versión del mismo, pueden conllevar cambios en el WSDL, con las consiguientes implicaciones en los consumidores de dicho servicio. Utilizando una aproximación “Contract-First”, <text:s/>primero se genera la interfaz de servicio (WSDL) y después se codifica el servicio en función de dicha interfaz. Esta opción carece de los inconvenientes de la opción anterior y aporta numerosas ventajas a la hora de desarrollar y mantener los Servicios Webs.</text:span></text:p>
      <text:p text:style-name="P100"/>
      <text:p text:style-name="P4">MADEJA establece esta pauta (utilización de aproximación Contract-First) como OBLIGATORIA <text:a xlink:type="simple" xlink:href="http://madeja.i-administracion.junta-andalucia.es/servicios/madeja/contenido/libro-pautas/6#Code-first_y_Contract-First"><text:span text:style-name="T86">[9]</text:span></text:a>.</text:p>
      <text:p text:style-name="P4"/>
      <text:p text:style-name="P4"/>
      <text:p text:style-name="P20"><text:span text:style-name="T76">Utilizar la misma versión, o versiones compatibles de la especificación</text:span>: No todas las especificaciones son compatibles hacía atrás. Por ejemplo, SOAP 1.2 no es totalmente compatible con SOAP 1.1 o SOAP 1.0. Un nodo que cumpla con SOAP 1.1 generara un mensaje SOAP Fault indicando que la versión no coincide si le llega <text:soft-page-break/>un mensaje SOAP 1.2. Un nodo utilizando SOAP 1.2 tendrá la opción de procesar el mensaje, o generar un SOAP Fault.</text:p>
      <text:p text:style-name="P20"/>
      <text:p text:style-name="P21"><text:span text:style-name="T76">Utilizar la misma versión del software</text:span>: Como cualquier otro software, <text:s/>los frameworks para el desarrollo de Servicios Web cambian y evolucionan a lo largo del tiempo y las nuevas versiones no tienen porque ser totalmente compatibles con las anteriores. <text:span text:style-name="T70">Se recomienda utilizar para los clientes, las mismas versiones del framework utilizadas para el desarrollo del componente. El utilizar un BUS de Servicios, simplifica la tarea de elección, ya que se deberá utilizar la misma versión que la utilizada por el BUS para publicar sus servicios, homogenizando este aspecto.</text:span></text:p>
      <text:p text:style-name="P21"/>
      <text:p text:style-name="P22"><text:span text:style-name="T76">API y Frameworks</text:span>: De entre los frameworks recogidos en MADEJA, se recomienda la utilización de AXIS2, en su versión 1.6.1, para todos aquellos componentes que vayan a ser integrados en PLATINA.</text:p>
      <text:p text:style-name="P4"/>
      <text:p text:style-name="P4"/>
      <text:p text:style-name="P5"><text:span text:style-name="T76">Document/Literal wrapped</text:span>: Estilo de codificación de obligado cumplimiento para todos los nuevos servicios a desarrollar. Presenta una serie de ventajas con respecto a otros tipos de codificación que se detallan a continuación:</text:p>
      <text:p text:style-name="P5"/>
      <text:list xml:id="list1399432781315285527" text:style-name="L4">
        <text:list-item>
          <text:p text:style-name="P141">No existe información de tipo. Al contrario que pasaría si se utilizará RPC/Encoded, los mensajes SOAP producidos utilizando codificación Document/Literal no explicitan el tipo en el cuerpo del mensaje, ya que es una sobrecarga innecesaria al estar definido en el WSDL, mejorando el rendimiento.</text:p>
        </text:list-item>
        <text:list-item>
          <text:p text:style-name="P141">Todo lo que aparece en <text:span text:style-name="T62">S</text:span>oap:<text:span text:style-name="T62">B</text:span>ody esta definido en el esquema, de modo que el mensaje se puede validar con facilidad.</text:p>
        </text:list-item>
        <text:list-item>
          <text:p text:style-name="P141">El nombre del <text:span text:style-name="T56">método</text:span> esta en el mensaje SOAP</text:p>
        </text:list-item>
        <text:list-item>
          <text:p text:style-name="P141">Es compatible con WS-I.</text:p>
        </text:list-item>
      </text:list>
      <text:p text:style-name="P5"/>
      <text:p text:style-name="P5"><text:soft-page-break/>Excepciones para utilizar Document/Literal (non-wrapped)</text:p>
      <text:p text:style-name="P5"/>
      <text:p text:style-name="P5">El <text:span text:style-name="T56">patrón</text:span> document/literal wrapped tiene problemas con la sobrecarga de <text:span text:style-name="T56">métodos</text:span>:</text:p>
      <text:p text:style-name="P5"/>
      <text:p text:style-name="P122">public void miMetodo(int x, float y);</text:p>
      <text:p text:style-name="P122">public void miMetodo(int x);</text:p>
      <text:p text:style-name="P5"/>
      <text:p text:style-name="P6">WSDL permite la sobrecarga de <text:span text:style-name="T56">métodos.</text:span> Pero con el <text:span text:style-name="T56">patrón</text:span> <text:span text:style-name="T56">D</text:span>ocument/<text:span text:style-name="T56">L</text:span>iteral wrapped, es necesario que un el<text:span text:style-name="T56">e</text:span>mento tenga el mismo nombre que la <text:span text:style-name="T56">operación</text:span>, y no es posible tener dos elementos con el mismo nombre XML. Por tanto se debe usar el modelo <text:span text:style-name="T56">D</text:span>ocument/<text:span text:style-name="T56">L</text:span>iteral, sin envoltura (non-wrapped), <text:span text:style-name="T56">teniendo en cuenta que este último también es compatible con WS-I, aunque presenta restricciones (WS-I solo permite un hijo para soap:body en el mensaje SOAP)</text:span></text:p>
      <text:p text:style-name="P6"/>
      <text:p text:style-name="P7">MADEJA recomienda la utilización de la codificación Document/Literal, aunque también permite el estilo RPC/Literal para servicios internos que NO hacen uso de PLATINA <text:a xlink:type="simple" xlink:href="http://madeja.i-administracion.junta-andalucia.es/servicios/madeja/contenido/libro-pautas/6#Estilos_de_codificacion_RPCencoded_RPCliteral_y_documentliteral"><text:span text:style-name="T87">[10]</text:span></text:a>. Desde el proyecto de <text:span text:style-name="T58">INTEROPERABILIDAD</text:span> no se ven razones para utilizar el estilo RPC/Literal, por lo que desaconseja su uso <text:span text:style-name="T57">también, por razones de homogeneización.</text:span> RPC/Encoded y Document/Encoded no son compatibles con WS-I, por lo que su uso no esta permitido .</text:p>
      <text:p text:style-name="P7"/>
      <text:p text:style-name="P7"><text:s/></text:p>
      <text:p text:style-name="P26"/>
      <text:p text:style-name="P26"><text:span text:style-name="T37">E</text:span><text:span text:style-name="T36">quilibro entre servicios y operaciones</text:span><text:span text:style-name="T13">: Es habitual encontrarse con las siguientes situaciones a la hora de desarrollar servicios web:</text:span></text:p>
      <text:p text:style-name="P103"/>
      <text:list xml:id="list5560663533079434787" text:style-name="L5">
        <text:list-item>
          <text:p text:style-name="P137">Un único servicio, con multitud de operaciones.</text:p>
        </text:list-item>
        <text:list-item>
          <text:p text:style-name="P137">Servicios por operación.</text:p>
        </text:list-item>
      </text:list>
      <text:p text:style-name="P103"/>
      <text:p text:style-name="P138">Ambos extremos son perjudiciales. Se deben diseñar servicios <text:soft-page-break/>web con las responsabilidades bien repartidas, que sean cohesivos, extensibles, escalables y reutilizables.<text:change-start text:change-id="ct80639312"/></text:p>
      <text:p text:style-name="P156"><text:tab/>Puede tomarse como un buen punto de partida <text:change-end text:change-id="ct80639312"/><text:change-start text:change-id="ct81264224"/>el definir un Servicio Web <text:s/>por cada servicio de negocio identificado.<text:change-end text:change-id="ct81264224"/></text:p>
      <text:p text:style-name="P103"/>
      <text:p text:style-name="P103"/>
      <text:p text:style-name="P159"><text:span text:style-name="T38">Granularidad gruesa</text:span><text:span text:style-name="T31">: </text:span><text:span text:style-name="T13">A la hora de diseñar las operaciones, es más eficiente utilizar un único mensaje de gran tam</text:span><text:span text:style-name="T19">a</text:span><text:span text:style-name="T13">ño, que su equivalente en múltiples mensajes. </text:span><text:span text:style-name="T28">Uno de los errores habituales cuando se trabaja con WSDL es definir operaciones con excesiva granularidad. </text:span><text:span text:style-name="T29">Es mejor definir servicios de grano-grueso y que los servicios estén orientados al negocio mas que a las interfases de programación. No se debe definir una operación de servicio por cada método Java que se quiera exponer. Siempre hay que pensar en las necesidades desde la perspectiva del negocio mas que en las técnicas a la hora de exponer los servicios.</text:span></text:p>
      <text:p text:style-name="P157"><text:change-start text:change-id="ct87161616"/>Tamaño de los mensajes: <text:span text:style-name="T6">en el diseño de los me</text:span><text:change-end text:change-id="ct87161616"/><text:change-start text:change-id="ct84686240"/><text:span text:style-name="T6">nsajes será un requisito a cumplir que el tamaño de los mensajes resultantes sea optimizado y del menor tamaño posible, </text:span><text:span text:style-name="T7">respetando siempre lo comentado en el apartado anterior.</text:span><text:change-end text:change-id="ct84686240"/><text:change-start text:change-id="ct84605984"/></text:p>
      <text:p text:style-name="P158">Diseño asíncrono de los <text:change-end text:change-id="ct84605984"/><text:change-start text:change-id="ct81109760"/>servicios: <text:span text:style-name="T4">siempre que el negocio lo permita, los servicios deberán ser diseñados para funcionar en modo asíncrono. </text:span><text:span text:style-name="T8">De manera que cuando necesite</text:span><text:change-end text:change-id="ct81109760"/><text:change-start text:change-id="ct75568560"/><text:span text:style-name="T8">n la confirmación de la ejecución de una operación o transacción no se quedarán a la espera de dicha confirmación sino que el servidor se encargará de notificar al invocador del cambio en el estado de la misma.</text:span><text:change-end text:change-id="ct75568560"/></text:p>
      <text:p text:style-name="P27"/>
      <text:p text:style-name="P8"><text:span text:style-name="T77">Compatibilidad con WS-I Basic Profile</text:span><text:span text:style-name="T63">: </text:span>El WSDL debe ser compatible con WS-I Basic Profile. Como se ha comentado en un punto anterior, los servicios a desarrollar tienen que ser compatibles con WS-I Basic Profile 2.0 y se recomienda la utilización de herramientas para validar dicha adecuación.</text:p>
      <text:p text:style-name="P8"/>
      <text:p text:style-name="P10"><text:span text:style-name="T78">Utilización esquemas XSD</text:span><text:span text:style-name="T64">: </text:span>Para alcanzar la <text:span text:style-name="T61">máxima</text:span> interoperabilidad y neutralidad con respecto a la plataforma, utilizar XML Schemas siempre que sea posible, separando la definición de los mensajes del fichero WSDL. Diseñar <text:s text:c="2"/>por separado un schema <text:soft-page-break/>XSD donde se definan los mensajes y que sea importado por el fichero WSDL. Las principales ventajas:</text:p>
      <text:p text:style-name="P10"/>
      <text:list xml:id="list5619334274156390928" text:style-name="L6">
        <text:list-item>
          <text:p text:style-name="P142">Reduce el tamaño/complejidad del WSDL</text:p>
        </text:list-item>
        <text:list-item>
          <text:p text:style-name="P142">Permite utilizar editores especializados para el diseño del schema XSD</text:p>
        </text:list-item>
        <text:list-item>
          <text:p text:style-name="P142">Permite reutilizar schemas y namespaces</text:p>
        </text:list-item>
      </text:list>
      <text:p text:style-name="P101"/>
      <text:p text:style-name="P11"><text:span text:style-name="T78">Aplicar restricciones</text:span><text:span text:style-name="T64">: </text:span>Definir los mensajes de forma detallada mediante las restricciones <text:s/>de los esquemas XSD. De esta forma se podrá validar los mensajes a nivel de XML mediante el <text:span text:style-name="T82">API</text:span> XML u OXM usado, sin necesidad de implementar código propio.</text:p>
      <text:p text:style-name="P11"/>
      <text:p text:style-name="P12"><text:span text:style-name="T78">Creación elementos globales</text:span><text:span text:style-name="T64">: </text:span>A la hora de diseñar el <text:span text:style-name="T88">esquema</text:span> XSD, crear tipos y elementos globales <text:s text:c="2"/>(a nivel de <text:span text:style-name="T88">raíz</text:span>) para poder reutilizarlos, <text:s/>tanto a nivel de elementos XML como clases del lenguaje de implementación del servicio web.</text:p>
      <text:p text:style-name="P8"/>
      <text:p text:style-name="P9"><text:span text:style-name="T79">Nomenclatura de namespaces</text:span><text:span text:style-name="T71">: </text:span>Coherencia en la utilización de los namespaces de la organización: Definir y mantener una política de nombres de para los namespaces y seguirla.</text:p>
      <text:p text:style-name="P9"/>
      <text:p text:style-name="P9"><text:span text:style-name="T80">Endpoint URL</text:span><text:span text:style-name="T83">: </text:span>Utilizar http://localhost:puerto como dirección URL del Endpoint y dejar que sea el motor del Servicio Web utilizado el encargado de sustituirlo por el real. Así se evita tener varios WSDL por entorno (Desarrollo, Pruebas, Integración, Preproducción, Producción)</text:p>
      <text:p text:style-name="P9"/>
      <text:p text:style-name="P23"><text:span text:style-name="T76">Multireference(id/href)</text:span>: Uso desaconsejado. No todas las implementaciones SOAP tienen soporte para trabajar con valores referenciados y algunos parseadores de XML pueden dar problemas al utilizarlo.</text:p>
      <text:p text:style-name="P23"/>
      <text:p text:style-name="P24"><text:span text:style-name="T76">Content-Type</text:span>: Evitar el uso de “text/xml” (de hecho, no esta <text:soft-page-break/>soportado en SOAP 1.2). En su lugar utilizar “application/soap” o “application/soap+xml”</text:p>
      <text:p text:style-name="P24"/>
      <text:p text:style-name="P25"><text:span text:style-name="T76">Ficheros adjuntos</text:span>: Si se necesita enviar ficheros adjuntos (<text:span text:style-name="T72">attachments</text:span>), hacerlo a nivel de <text:span text:style-name="T72">http-attachment</text:span> y no como un elemento del mensaje XML.</text:p>
      <text:p text:style-name="P9"/>
      <text:p text:style-name="P13"><text:span text:style-name="T81">Gestión de errores</text:span><text:span text:style-name="T65">: </text:span>Utilizar SOAP Faults para la notificación de los errores producidos. En este sentido, se seguirán las pautas definidas en MADEJA al respecto, que pueden ser consultadas en <text:a xlink:type="simple" xlink:href="http://madeja.i-administracion.junta-andalucia.es/servicios/madeja/contenido/pauta/33"><text:span text:style-name="T88">[11]</text:span></text:a></text:p>
      <text:p text:style-name="P16"/>
      <text:p text:style-name="P14">y que a modo de resumen se muestra a continuación:</text:p>
      <text:p text:style-name="P14"/>
      <text:list xml:id="list8576638781282472778" text:style-name="L7">
        <text:list-item>
          <text:p text:style-name="P143">La notificación de errores dentro de los Servicios Webs deberá realizarse mediante el empleo de SOAP Faults.</text:p>
        </text:list-item>
        <text:list-item>
          <text:p text:style-name="P143">Siempre que sea posible, los mensajes SOAP Faults seguirán la estructura definida en la especificación SOAP 1.2 en lugar de la recogida en SOAP 1.1</text:p>
        </text:list-item>
        <text:list-item>
          <text:p text:style-name="P145"><text:span text:style-name="T72">Se deberá evitar incluir dentro de los mensajes de error información sensible del servicio, detalles de la implementación del mismo e información no útil, de cara a los consumidores, dentro de los mensajes de error.</text:span>﻿</text:p>
        </text:list-item>
      </text:list>
      <text:p text:style-name="P102"/>
      <text:p text:style-name="P102"/>
      <text:p text:style-name="P18"><text:span text:style-name="T76">Utilización modelo de Mensajes</text:span>: Más que una buena practica, es una recomendación de MADEJA <text:span text:style-name="T69">(y obligatorio para los servicios que vayan a utilizar PLATINA </text:span><text:a xlink:type="simple" xlink:href="http://madeja.i-administracion.junta-andalucia.es/servicios/madeja/contenido/libro-pautas/6#Estilos_de_codificacion_RPCencoded_RPCliteral_y_documentliteral"><text:span text:style-name="T69">[12]</text:span></text:a><text:span text:style-name="T69">).</text:span></text:p>
      <text:p text:style-name="P18"/>
      <text:p text:style-name="P18">Las interfases REST han ganado popularidad durante los últimos años por su facilidad de uso y versatilidad, <text:span text:style-name="T67">sobre todo a la hora de realizar integraciones con terminales ligeros. </text:span><text:s/><text:span text:style-name="T67">U</text:span>no de los principales inconvenientes <text:span text:style-name="T66">que se le suele achacar</text:span> es la falta de <text:span text:style-name="T66">de mecanismos que garanticen la entrega de los mensajes, como WS-ReliableMessage en SOAP o su aplicación en entornos más </text:span><text:soft-page-break/><text:span text:style-name="T66">complejos. Algunos autores rechazan estos argumentos, y no creen que sean un impedimento (ver </text:span><text:a xlink:type="simple" xlink:href="http://www.infoq.com/articles/no-reliable-messaging"><text:span text:style-name="T66">[13]</text:span></text:a><text:span text:style-name="T66"> </text:span><text:a xlink:type="simple" xlink:href="http://bitworking.org/news/201/RESTify-DayTrader"><text:span text:style-name="T66">[14]</text:span></text:a><text:span text:style-name="T66">) .</text:span></text:p>
      <text:p text:style-name="P17"/>
      <text:p text:style-name="P19">Por <text:span text:style-name="T68">homogeneización</text:span> en los desarrollos, desde el proyecto de INTEROPERABILIDAD, se recomienda utilizar el modelo de MENSAJES (SOAP). En caso de necesitar interfases REST, estas podrán ser ofrecidas <text:span text:style-name="T68">a través del</text:span> BUS <text:span text:style-name="T68">a partir de los servicios desarrollados en SOAP</text:span>.</text:p>
      <text:p text:style-name="P17"><text:s text:c="2"/></text:p>
      <text:p text:style-name="P102"/>
      <text:p text:style-name="P113"/>
      <text:h text:style-name="P163" text:outline-level="1"><text:bookmark-start text:name="__RefHeading__2147_642296061"/>Referencias y enlaces<text:bookmark-end text:name="__RefHeading__2147_642296061"/></text:h>
      <text:p text:style-name="P54"/>
      <text:p text:style-name="P55"><text:span text:style-name="T52">[1] → </text:span><text:a xlink:type="simple" xlink:href="http://madeja.i-administracion.junta-andalucia.es/servicios/madeja/contenido/libro-pautas/320"><text:span text:style-name="T40">http://madeja.i-administracion.junta-andalucia.es/servicios/madeja/contenido/libro-pautas/320</text:span></text:a></text:p>
      <text:p text:style-name="P55"><text:span text:style-name="T40">[</text:span><text:span text:style-name="T39">2] → </text:span><text:a xlink:type="simple" xlink:href="http://www.ws-i.org/Profiles/BasicProfile-1.1.html"><text:span text:style-name="T41">http://w</text:span></text:a><text:a xlink:type="simple" xlink:href="http://www.ws-i.org/Profiles/BasicProfile-1.1.html"><text:span text:style-name="T39">w</text:span></text:a><text:a xlink:type="simple" xlink:href="http://www.ws-i.org/Profiles/BasicProfile-1.1.html"><text:span text:style-name="T41">w.ws-i.org/Profiles/BasicProfile-1.1.html</text:span></text:a></text:p>
      <text:p text:style-name="P55"><text:span text:style-name="T41">[</text:span><text:span text:style-name="T39">3] → </text:span><text:a xlink:type="simple" xlink:href="http://ws-i.org/Profiles/BasicProfile-2.0-2010-11-09.html"><text:span text:style-name="T41">http://ws-i.org/Profiles/BasicProfile-2.0-2010-11-09.html</text:span></text:a></text:p>
      <text:p text:style-name="P56"><text:span text:style-name="T41">[</text:span><text:span text:style-name="T39">4] → </text:span><text:a xlink:type="simple" xlink:href="http://www.ws-i.org/deliverables/workinggroup.aspx?wg=testingtools"><text:span text:style-name="T42">http://www.ws-i.org/deliverables/workinggroup.aspx?wg=testingtools</text:span></text:a></text:p>
      <text:p text:style-name="P56"><text:span text:style-name="T42">[</text:span><text:span text:style-name="T39">5] → </text:span><text:a xlink:type="simple" xlink:href="http://webservices20.blogspot.com.es/2010/11/wsihero-gui-utility-for-web-services.html"><text:span text:style-name="T42">http://webservices20.blogspot.com.es/2010/11/wsihero-gui-utility-for-web-services.html</text:span></text:a></text:p>
      <text:p text:style-name="P57"><text:span text:style-name="T42">[</text:span><text:span text:style-name="T39">6] → </text:span><text:a xlink:type="simple" xlink:href="http://madeja.i-administracion.junta-andalucia.es/servicios/madeja/contenido/libro-pautas/282#WS-Security">http://madeja.i-administracion.junta-andalucia.es/servicios/madeja/contenido/libro-pautas/282#WS-Security</text:a></text:p>
      <text:p text:style-name="P57"><text:span text:style-name="T39">[7] → </text:span><text:a xlink:type="simple" xlink:href="http://madeja.i-administracion.junta-andalucia.es/servicios/madeja/contenido/libro-pautas/320#WS-ReliableMessaging"><text:span text:style-name="T43">http://madeja.i-administracion.junta-andalucia.es/servicios/madeja/contenido/libro-pautas/320#WS-ReliableMessaging</text:span></text:a></text:p>
      <text:p text:style-name="P58"><text:span text:style-name="T43">[</text:span><text:span text:style-name="T39">8] → </text:span><text:a xlink:type="simple" xlink:href="http://madeja.i-administracion.junta-andalucia.es/servicios/madeja/contenido/pauta/31"><text:span text:style-name="T44">http://madeja.i-administracion.junta-andalucia.es/servicios/madeja/contenido/pauta/31</text:span></text:a></text:p>
      <text:p text:style-name="P59"><text:span text:style-name="T44">[</text:span><text:span text:style-name="T39">9] → </text:span><text:a xlink:type="simple" xlink:href="http://madeja.i-administracion.junta-andalucia.es/servicios/madeja/contenido/libro-pautas/6#Code-first_y_Contract-First"><text:span text:style-name="T45">http://madeja.i-administracion.junta-andalucia.es/servicios/madeja/contenido/libro-pautas/6#Code-first_y_Contract-First</text:span></text:a></text:p>
      <text:p text:style-name="P60"><text:span text:style-name="T45">[</text:span><text:span text:style-name="T39">10] → </text:span><text:a xlink:type="simple" xlink:href="http://madeja.i-administracion.junta-andalucia.es/servicios/madeja/contenido/libro-pautas/6#Estilos_de_codificacion_RPCencoded_RPCliteral_y_documentliteral"><text:span text:style-name="T46">http://madeja.i-administracion.junta-andalucia.es/servicios/madeja/contenido/libro-pautas/6#Estilos_de_codificacion_RPCencoded_RPCliteral_y_documentliteral</text:span></text:a></text:p>
      <text:p text:style-name="P61"><text:span text:style-name="T46">[</text:span><text:span text:style-name="T39">11] → </text:span><text:a xlink:type="simple" xlink:href="http://madeja.i-administracion.junta-andalucia.es/servicios/madeja/contenido/pauta/33"><text:span text:style-name="T47">http://madeja.i-administracion.junta-andalucia.es/servicios/madeja/contenido/pauta/33</text:span></text:a></text:p>
      <text:p text:style-name="P62"><text:span text:style-name="T47">[</text:span><text:span text:style-name="T39">12] → </text:span><text:a xlink:type="simple" xlink:href="http://madeja.i-administracion.junta-andalucia.es/servicios/madeja/contenido/libro-pautas/6#Estilos_de_codificacion_RPCencoded_RPCliteral_y_documentliteral"><text:span text:style-name="T48">http://madeja.i-administracion.junta-andalucia.es/servicios/madeja/contenido/libro-pautas/6#Estilos_de_codificacion_RPCencoded_RPCliteral_y_documentliteral</text:span></text:a></text:p>
      <text:p text:style-name="P70"><text:span text:style-name="T48">[</text:span><text:span text:style-name="T39">13] → </text:span><text:a xlink:type="simple" xlink:href="http://www.infoq.com/articles/no-reliable-messaging"><text:span text:style-name="T49">http://www.infoq.com/articles/no-reliable-messaging</text:span></text:a></text:p>
      <text:p text:style-name="P70"><text:span text:style-name="T49">[</text:span><text:span text:style-name="T39">14] → </text:span><text:a xlink:type="simple" xlink:href="http://bitworking.org/news/201/RESTify-DayTrader"><text:span text:style-name="T49">http://bitworking.org/news/201/RESTify-DayTrader</text:span></text:a></text:p>
      <text:p text:style-name="P147"/>
      <text:p text:style-name="P63"/>
      <text:p text:style-name="P148"/>
      <text:p text:style-name="P149"/>
      <text:p text:style-name="P150"/>
      <text:p text:style-name="P151"/>
      <text:p text:style-name="P152"/>
      <text:p text:style-name="P154"/>
      <text:p text:style-name="P153"/>
      <text:h text:style-name="P164" text:outline-level="1"><text:bookmark-start text:name="__RefHeading__2526_642296061"/>Bibliografía<text:bookmark-end text:name="__RefHeading__2526_642296061"/></text:h>
      <text:p text:style-name="P71"/>
      <text:p text:style-name="P67">Marco de Desarrollo de la Junta de Andalucía</text:p>
      <text:p text:style-name="P52"><text:a xlink:type="simple" xlink:href="http://www.juntadeandalucia.es/servicios/madeja"><text:span text:style-name="T59">www.juntadeandalucia.es/servicios/madeja</text:span></text:a></text:p>
      <text:p text:style-name="P64"/>
      <text:p text:style-name="P65"/>
      <text:p text:style-name="P68">IBM Developer Works</text:p>
      <text:p text:style-name="P53"><text:a xlink:type="simple" xlink:href="http://www.ibm.com/developerworks/library/"><text:span text:style-name="T59">http://www.ibm.com/developerworks/library/</text:span></text:a></text:p>
      <text:p text:style-name="P65"/>
      <text:p text:style-name="P69">Microsoft Developer Network</text:p>
      <text:p text:style-name="P66">http://msdn.microsoft.com/</text:p>
      <text:p text:style-name="P64"/>
      <text:p text:style-name="P50"><text:span text:style-name="T76">Java Web Services</text:span> . Editorial O'Reilly. Autores David A. Chappel &amp; Tyler Jewell</text:p>
      <text:h text:style-name="P165" text:outline-level="1"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NewsGotT3" svg:font-family="NewsGotT"/>
    <style:font-face style:name="OpenSymbol" svg:font-family="OpenSymbol"/>
    <style:font-face style:name="Tahoma1" svg:font-family="Tahoma"/>
    <style:font-face style:name="Courier New" svg:font-family="'Courier New'" style:font-family-generic="modern"/>
    <style:font-face style:name="DejaVu Sans Mono" svg:font-family="'DejaVu Sans Mono'" style:font-family-generic="modern" style:font-pitch="fixed"/>
    <style:font-face style:name="FreeMono" svg:font-family="FreeMono" style:font-family-generic="modern" style:font-pitch="fixed"/>
    <style:font-face style:name="WenQuanYi Micro Hei" svg:font-family="'WenQuanYi Micro Hei'" style:font-family-generic="modern" style:font-pitch="fixed"/>
    <style:font-face style:name="NewsGotT1" svg:font-family="NewsGotT" style:font-pitch="variable"/>
    <style:font-face style:name="NewsGotT2"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Liberation Sans" svg:font-family="'Liberation Sans'" style:font-family-generic="swiss" style:font-pitch="variable"/>
    <style:font-face style:name="Tahoma" svg:font-family="Tahoma" style:font-adornments="Normal"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4cm" style:contextual-spacing="false" style:shadow="none"/>
      <style:text-properties style:font-name="NewsGotT" fo:font-family="NewsGotT" style:font-style-name="Predeterminado" style:font-pitch="variable" fo:font-size="10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family="Tahoma" style:font-style-name="Normal" style:font-family-generic="swiss" style:font-pitch="variable" fo:font-weight="bold"/>
    </style:style>
    <style:style style:name="Text_20_body" style:display-name="Text body" style:family="paragraph" style:parent-style-name="Standard" style:class="text">
      <style:paragraph-properties fo:margin-left="0cm" fo:margin-right="0cm" fo:margin-top="0cm" fo:margin-bottom="0.212cm" style:contextual-spacing="false" fo:text-align="justify" style:justify-single-word="false" fo:text-indent="1cm" style:auto-text-indent="false"/>
      <style:text-properties style:font-name="NewsGotT" fo:font-family="NewsGotT" style:font-style-name="Predeterminado" style:font-pitch="variable" fo:font-size="10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family="NewsGotT" style:font-style-name="Predeterminado"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family="'Eras Md BT'" style:font-style-name="Negrita" style:font-family-generic="swiss" style:font-pitch="variable" fo:font-size="14pt" fo:font-weight="bol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master-page-name="">
      <style:paragraph-properties fo:margin-left="0.76cm" fo:margin-right="0cm" fo:margin-top="0cm" fo:margin-bottom="0.3cm" style:contextual-spacing="false" fo:text-indent="-0.76cm" style:auto-text-indent="true" style:page-number="auto" fo:break-before="page" fo:background-color="transparent" style:shadow="none">
        <style:tab-stops/>
        <style:background-image/>
      </style:paragraph-properties>
      <style:text-properties style:font-name="Eras Md BT" fo:font-family="'Eras Md BT'" style:font-style-name="Negrita" style:font-family-generic="swiss"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align="center" style:justify-single-word="false" fo:text-indent="0cm" style:auto-text-indent="false" style:page-number="auto" text:number-lines="false" text:line-number="0"/>
      <style:text-properties style:font-name="Eras Md BT" fo:font-family="'Eras Md BT'" style:font-style-name="Negrita" style:font-family-generic="swiss" style:font-pitch="variable"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style:contextual-spacing="false"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er" style:next-style-name="Text_20_body" style:default-outline-level="2" style:class="text" style:master-page-name="">
      <style:paragraph-properties style:page-number="auto"/>
      <style:text-properties style:font-name="Eras Md BT" fo:font-family="'Eras Md BT'" style:font-style-name="Negrita"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master-page-name="">
      <style:paragraph-properties style:page-number="auto"/>
      <style:text-properties style:font-name="Eras Md BT" fo:font-family="'Eras Md BT'" style:font-style-name="Negrita" style:font-family-generic="swiss" style:font-pitch="variable"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style:contextual-spacing="false"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style:font-name="Eras Md BT" fo:font-family="'Eras Md BT'" style:font-style-name="Negrita" style:font-family-generic="swiss" style:font-pitch="variable"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style:font-name="NewsGotT2" fo:font-family="NewsGotT" style:font-style-name="Negrita" style:font-pitch="variable"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style:contextual-spacing="false"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style:contextual-spacing="false"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style:contextual-spacing="false"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style:contextual-spacing="false" fo:text-align="end" style:justify-single-word="false"/>
      <style:text-properties style:font-name="Eras Bk BT" fo:font-family="'Eras Bk BT'" style:font-style-name="Demi" style:font-family-generic="swiss" style:font-pitch="variable" fo:font-size="16pt" fo:font-weight="bold"/>
    </style:style>
    <style:style style:name="Title" style:family="paragraph" style:parent-style-name="Tema" style:next-style-name="Subtitle" style:class="chapter" style:master-page-name="">
      <style:paragraph-properties fo:margin-top="0cm" fo:margin-bottom="0cm" style:contextual-spacing="false" fo:text-align="end" style:justify-single-word="false" style:page-number="auto" fo:padding="0cm" fo:border-left="none" fo:border-right="none" fo:border-top="none" fo:border-bottom="0.06pt solid #94bd5e" style:shadow="none">
        <style:tab-stops/>
      </style:paragraph-properties>
      <style:text-properties style:use-window-font-color="true" style:font-name="Eras Bk BT" fo:font-family="'Eras Bk BT'" style:font-style-name="Demi" style:font-family-generic="swiss" style:font-pitch="variable" fo:font-size="14pt" style:text-underline-style="none" fo:font-weight="bold" style:font-size-asian="18pt" style:font-weight-asian="bold" style:font-size-complex="18pt" style:font-weight-complex="bold"/>
    </style:style>
    <style:style style:name="Subtitle" style:family="paragraph" style:parent-style-name="Header" style:next-style-name="Text_20_body" style:class="chapter" style:master-page-name="">
      <style:paragraph-properties fo:margin-top="0cm" fo:margin-bottom="0cm" style:contextual-spacing="false" fo:text-align="end" style:justify-single-word="false" style:page-number="auto"/>
      <style:text-properties style:use-window-font-color="true" style:font-name="Eras Bk BT" fo:font-family="'Eras Bk BT'" style:font-style-name="Demi" style:font-family-generic="swiss" style:font-pitch="variable"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contextual-spacing="false"/>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Illustration" style:family="paragraph" style:parent-style-name="Caption" style:class="extra">
      <style:text-properties fo:font-size="10pt"/>
    </style:style>
    <style:style style:name="End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Table"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exto-Fichero" style:family="paragraph" style:parent-style-name="Header_20_left" style:class="extra">
      <style:paragraph-properties fo:margin-top="0cm" fo:margin-bottom="0cm" style:contextual-spacing="false" fo:text-align="start" style:justify-single-word="false" fo:background-color="#e6e6ff">
        <style:background-image/>
      </style:paragraph-properties>
      <style:text-properties fo:color="#000000" style:font-name="FreeMono" fo:font-family="Free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Corp_20_-_20_Texto_20_normal" style:display-name="Corp - Texto normal" style:family="paragraph">
      <style:paragraph-properties fo:text-align="justify" style:justify-single-word="false" fo:orphans="2" fo:widows="2" style:text-autospace="none"/>
      <style:text-properties style:use-window-font-color="true" style:font-name="NewsGotT1" fo:font-family="NewsGotT"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0pt" style:language-complex="ar" style:country-complex="SA"/>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3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style>
    <style:style style:name="WW8Num23z3" style:family="text">
      <style:text-properties style:font-name="Symbol" fo:font-family="Symbol" style:font-family-generic="roman" style:font-pitch="variable" style:font-charset="x-symbol"/>
    </style:style>
    <style:style style:name="WW8Num27z0" style:family="text">
      <style:text-properties style:font-name="NewsGotT1" fo:font-family="NewsGotT"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style>
    <style:style style:name="WW8Num27z3" style:family="text">
      <style:text-properties style:font-name="Symbol" fo:font-family="Symbol" style:font-family-generic="roman"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5" text:consecutive-numbering="true">
      <text:list-level-style-bullet text:level="1" text:style-name="WW8Num25z0" text:bullet-char="-">
        <style:list-level-properties text:space-before="-0.042cm" text:min-label-width="0.635cm"/>
        <style:text-properties style:font-name="NewsGotT1"/>
      </text:list-level-style-bullet>
      <text:list-level-style-bullet text:level="2" text:style-name="WW8Num25z1" text:bullet-char="o">
        <style:list-level-properties text:space-before="1.228cm" text:min-label-width="0.635cm"/>
        <style:text-properties fo:font-family="'Courier New'" style:font-family-generic="modern" style:font-pitch="fixed"/>
      </text:list-level-style-bullet>
      <text:list-level-style-bullet text:level="3" text:style-name="WW8Num25z2" text:bullet-char="">
        <style:list-level-properties text:space-before="2.498cm" text:min-label-width="0.635cm"/>
        <style:text-properties style:font-name="Wingdings"/>
      </text:list-level-style-bullet>
      <text:list-level-style-bullet text:level="4" text:style-name="WW8Num25z3" text:bullet-char="">
        <style:list-level-properties text:space-before="3.768cm" text:min-label-width="0.635cm"/>
        <style:text-properties style:font-name="Symbol"/>
      </text:list-level-style-bullet>
      <text:list-level-style-bullet text:level="5" text:style-name="WW8Num25z1" text:bullet-char="o">
        <style:list-level-properties text:space-before="5.038cm" text:min-label-width="0.635cm"/>
        <style:text-properties fo:font-family="'Courier New'" style:font-family-generic="modern" style:font-pitch="fixed"/>
      </text:list-level-style-bullet>
      <text:list-level-style-bullet text:level="6" text:style-name="WW8Num25z2" text:bullet-char="">
        <style:list-level-properties text:space-before="6.308cm" text:min-label-width="0.635cm"/>
        <style:text-properties style:font-name="Wingdings"/>
      </text:list-level-style-bullet>
      <text:list-level-style-bullet text:level="7" text:style-name="WW8Num25z3" text:bullet-char="">
        <style:list-level-properties text:space-before="7.578cm" text:min-label-width="0.635cm"/>
        <style:text-properties style:font-name="Symbol"/>
      </text:list-level-style-bullet>
      <text:list-level-style-bullet text:level="8" text:style-name="WW8Num25z1" text:bullet-char="o">
        <style:list-level-properties text:space-before="8.848cm" text:min-label-width="0.635cm"/>
        <style:text-properties fo:font-family="'Courier New'" style:font-family-generic="modern" style:font-pitch="fixed"/>
      </text:list-level-style-bullet>
      <text:list-level-style-bullet text:level="9" text:style-name="WW8Num25z2" text:bullet-char="">
        <style:list-level-properties text:space-before="10.118cm" text:min-label-width="0.635cm"/>
        <style:text-properties style:font-name="Wingdings"/>
      </text:list-level-style-bullet>
      <text:list-level-style-number text:level="10" style:num-suffix="." style:num-format="1">
        <style:list-level-properties text:space-before="3.81cm" text:min-label-width="0.635cm"/>
      </text:list-level-style-number>
    </text:list-style>
    <text:list-style style:name="WW8Num23" text:consecutive-numbering="true">
      <text:list-level-style-bullet text:level="1" text:style-name="WW8Num23z0" text:bullet-char="-">
        <style:list-level-properties text:space-before="1.249cm" text:min-label-width="0.635cm"/>
        <style:text-properties style:font-name="NewsGotT1"/>
      </text:list-level-style-bullet>
      <text:list-level-style-bullet text:level="2" text:style-name="WW8Num23z1" text:bullet-char="o">
        <style:list-level-properties text:space-before="2.519cm" text:min-label-width="0.635cm"/>
        <style:text-properties fo:font-family="'Courier New'" style:font-family-generic="modern" style:font-pitch="fixed"/>
      </text:list-level-style-bullet>
      <text:list-level-style-bullet text:level="3" text:style-name="WW8Num23z2" text:bullet-char="">
        <style:list-level-properties text:space-before="3.789cm" text:min-label-width="0.635cm"/>
        <style:text-properties style:font-name="Wingdings"/>
      </text:list-level-style-bullet>
      <text:list-level-style-bullet text:level="4" text:style-name="WW8Num23z3" text:bullet-char="">
        <style:list-level-properties text:space-before="5.059cm" text:min-label-width="0.635cm"/>
        <style:text-properties style:font-name="Symbol"/>
      </text:list-level-style-bullet>
      <text:list-level-style-bullet text:level="5" text:style-name="WW8Num23z1" text:bullet-char="o">
        <style:list-level-properties text:space-before="6.329cm" text:min-label-width="0.635cm"/>
        <style:text-properties fo:font-family="'Courier New'" style:font-family-generic="modern" style:font-pitch="fixed"/>
      </text:list-level-style-bullet>
      <text:list-level-style-bullet text:level="6" text:style-name="WW8Num23z2" text:bullet-char="">
        <style:list-level-properties text:space-before="7.599cm" text:min-label-width="0.635cm"/>
        <style:text-properties style:font-name="Wingdings"/>
      </text:list-level-style-bullet>
      <text:list-level-style-bullet text:level="7" text:style-name="WW8Num23z3" text:bullet-char="">
        <style:list-level-properties text:space-before="8.869cm" text:min-label-width="0.635cm"/>
        <style:text-properties style:font-name="Symbol"/>
      </text:list-level-style-bullet>
      <text:list-level-style-bullet text:level="8" text:style-name="WW8Num23z1" text:bullet-char="o">
        <style:list-level-properties text:space-before="10.139cm" text:min-label-width="0.635cm"/>
        <style:text-properties fo:font-family="'Courier New'" style:font-family-generic="modern" style:font-pitch="fixed"/>
      </text:list-level-style-bullet>
      <text:list-level-style-bullet text:level="9" text:style-name="WW8Num23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1.249cm" text:min-label-width="0.635cm"/>
        <style:text-properties style:font-name="NewsGotT1"/>
      </text:list-level-style-bullet>
      <text:list-level-style-bullet text:level="2" text:style-name="WW8Num27z1" text:bullet-char="o">
        <style:list-level-properties text:space-before="2.519cm" text:min-label-width="0.635cm"/>
        <style:text-properties fo:font-family="'Courier New'" style:font-family-generic="modern" style:font-pitch="fixed"/>
      </text:list-level-style-bullet>
      <text:list-level-style-bullet text:level="3" text:style-name="WW8Num27z2" text:bullet-char="">
        <style:list-level-properties text:space-before="3.789cm" text:min-label-width="0.635cm"/>
        <style:text-properties style:font-name="Wingdings"/>
      </text:list-level-style-bullet>
      <text:list-level-style-bullet text:level="4" text:style-name="WW8Num27z3" text:bullet-char="">
        <style:list-level-properties text:space-before="5.059cm" text:min-label-width="0.635cm"/>
        <style:text-properties style:font-name="Symbol"/>
      </text:list-level-style-bullet>
      <text:list-level-style-bullet text:level="5" text:style-name="WW8Num27z1" text:bullet-char="o">
        <style:list-level-properties text:space-before="6.329cm" text:min-label-width="0.635cm"/>
        <style:text-properties fo:font-family="'Courier New'" style:font-family-generic="modern" style:font-pitch="fixed"/>
      </text:list-level-style-bullet>
      <text:list-level-style-bullet text:level="6" text:style-name="WW8Num27z2" text:bullet-char="">
        <style:list-level-properties text:space-before="7.599cm" text:min-label-width="0.635cm"/>
        <style:text-properties style:font-name="Wingdings"/>
      </text:list-level-style-bullet>
      <text:list-level-style-bullet text:level="7" text:style-name="WW8Num27z3" text:bullet-char="">
        <style:list-level-properties text:space-before="8.869cm" text:min-label-width="0.635cm"/>
        <style:text-properties style:font-name="Symbol"/>
      </text:list-level-style-bullet>
      <text:list-level-style-bullet text:level="8" text:style-name="WW8Num27z1" text:bullet-char="o">
        <style:list-level-properties text:space-before="10.139cm" text:min-label-width="0.635cm"/>
        <style:text-properties fo:font-family="'Courier New'" style:font-family-generic="modern" style:font-pitch="fixed"/>
      </text:list-level-style-bullet>
      <text:list-level-style-bullet text:level="9" text:style-name="WW8Num27z2" text:bullet-char="">
        <style:list-level-properties text:space-before="11.40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9" style:family="table">
      <style:table-properties style:width="15.889cm" fo:margin-left="0.053cm" fo:margin-right="0.058cm" table:align="margins" fo:background-color="#2787e8">
        <style:background-image/>
      </style:table-properties>
    </style:style>
    <style:style style:name="Tabla29.A" style:family="table-column">
      <style:table-column-properties style:column-width="2.45cm" style:rel-column-width="10105*"/>
    </style:style>
    <style:style style:name="Tabla29.B" style:family="table-column">
      <style:table-column-properties style:column-width="7.685cm" style:rel-column-width="31698*"/>
    </style:style>
    <style:style style:name="Tabla29.C" style:family="table-column">
      <style:table-column-properties style:column-width="5.754cm" style:rel-column-width="23732*"/>
    </style:style>
    <style:style style:name="Tabla29.1" style:family="table-row">
      <style:table-row-properties style:min-row-height="2.544cm"/>
    </style:style>
    <style:style style:name="Tabla29.A1" style:family="table-cell">
      <style:table-cell-properties style:vertical-align="middle" fo:background-color="#ffffff" fo:padding="0.049cm" fo:border-left="0.5pt solid #808080" fo:border-right="none" fo:border-top="0.5pt solid #808080" fo:border-bottom="0.5pt solid #808080">
        <style:background-image/>
      </style:table-cell-properties>
    </style:style>
    <style:style style:name="Tabla29.C1" style:family="table-cell">
      <style:table-cell-properties style:vertical-align="middle" fo:background-color="#ffffff" fo:padding="0.049cm" fo:border="0.5pt solid #808080">
        <style:background-image/>
      </style:table-cell-properties>
    </style:style>
    <style:style style:name="MP1" style:family="paragraph" style:parent-style-name="Table_20_Contents">
      <style:paragraph-properties fo:margin-left="0cm" fo:margin-right="0cm" fo:margin-top="0cm" fo:margin-bottom="0.499cm" style:contextual-spacing="false"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style:contextual-spacing="false"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6pt solid #808080" fo:border-bottom="none" style:shadow="none">
        <style:tab-stops>
          <style:tab-stop style:position="15.998cm" style:type="right"/>
          <style:tab-stop style:position="16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svg:height="2.979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3.113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MP1"><draw:frame draw:style-name="Mfr1" draw:name="gráficos15" text:anchor-type="paragraph" svg:x="-0.002cm" svg:y="0.019cm" svg:width="2.379cm" svg:height="1.67cm" draw:z-index="20"><draw:image xlink:href="Pictures/1000000000000119000000C50CEB556C.jpg" xlink:type="simple" xlink:show="embed" xlink:actuate="onLoad"/></draw:frame></text:p>
            </table:table-cell>
            <table:table-cell table:style-name="Tabla29.A1" office:value-type="string">
              <text:p text:style-name="MP2"><text:subject>Pautas Desarrollo SOA</text:subject></text:p>
              <text:p text:style-name="MP3"><text:title>Pautas para el desarrollo de componentes orientados a una arquitectura de servicios</text:title></text:p>
            </table:table-cell>
            <table:table-cell table:style-name="Tabla29.C1" office:value-type="string">
              <text:p text:style-name="MP4"><text:user-defined style:data-style-name="N0" text:name="Departamento">Consejería de Hacienda y Administración Pública</text:user-defined></text:p>
            </table:table-cell>
          </table:table-row>
        </table:table>
        <text:p text:style-name="Standard"/>
      </style:header>
      <style:footer>
        <text:p text:style-name="MP5">Página <text:page-number text:select-page="current">21</text:page-number> de <text:page-count>21</text:page-count></text:p>
      </style:footer>
    </style:master-page>
    <style:master-page style:name="Portada" style:page-layout-name="Mpm2" style:next-style-name="Standard"/>
    <style:master-page style:name="HTML" style:page-layout-name="Mpm3"/>
    <style:master-page style:name="portada"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2-14T14:05:45</meta:creation-date>
    <meta:editing-cycles>1074</meta:editing-cycles>
    <meta:editing-duration>P6DT2H58M42S</meta:editing-duration>
    <dc:title>Pautas para el desarrollo de componentes orientados a una arquitectura de servicios</dc:title>
    <dc:date>2015-03-27T11:28:56.515611764</dc:date>
    <meta:generator>LibreOffice/4.2.7.2$Linux_X86_64 LibreOffice_project/420m0$Build-2</meta:generator>
    <dc:subject>Pautas Desarrollo SOA</dc:subject>
    <meta:print-date>2010-09-29T18:27:59</meta:print-date>
    <meta:keyword>0101</meta:keyword>
    <meta:document-statistic meta:table-count="5" meta:image-count="2" meta:object-count="0" meta:page-count="21" meta:paragraph-count="177" meta:word-count="3022" meta:character-count="20944" meta:non-whitespace-character-count="18092"/>
    <meta:user-defined meta:name="Autor">Unidad de Proyectos de Sistemas Horizontales</meta:user-defined>
    <meta:user-defined meta:name="Departamento">Consejería de Hacienda y Administración Pública</meta:user-defined>
  </office:meta>
</office:document-meta>
</file>